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4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filipino tags" table:style-name="ta1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ovid_taglis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];[.F4];[.B4];[.F4];[.G4])" office:value-type="string" office:string-value="[&quot;covid-19&quot;," calcext:value-type="string">
            <text:p>["covid-19",</text:p>
          </table:table-cell>
          <table:table-cell table:number-columns-repeated="3"/>
          <table:table-cell table:style-name="ce2"/>
          <table:table-cell table:formula="of:=[.A3]" office:value-type="string" office:string-value="covid_taglist" calcext:value-type="string">
            <text:p>covid_taglist</text:p>
          </table:table-cell>
          <table:table-cell office:value-type="string" calcext:value-type="string">
            <text:p>=</text:p>
          </table:table-cell>
          <table:table-cell table:style-name="ce4" table:formula="of:=[.H4]" office:value-type="string" office:string-value="[&quot;covid-19&quot;," calcext:value-type="string">
            <text:p>["covid-19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];[.F5];[.B5];[.F5];[.G5])" office:value-type="string" office:string-value="&quot;coronavirus&quot;," calcext:value-type="string">
            <text:p>"coronavirus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5]" office:value-type="string" office:string-value="&quot;coronavirus&quot;," calcext:value-type="string">
            <text:p>"coronavirus",</text:p>
          </table:table-cell>
        </table:table-row>
        <table:table-row table:style-name="ro1">
          <table:table-cell/>
          <table:table-cell office:value-type="string" calcext:value-type="string">
            <text:p>quaranti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];[.F6];[.B6];[.F6];[.G6])" office:value-type="string" office:string-value="&quot;quarantine&quot;," calcext:value-type="string">
            <text:p>"quarantine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6]" office:value-type="string" office:string-value="&quot;quarantine&quot;," calcext:value-type="string">
            <text:p>"quarantine",</text:p>
          </table:table-cell>
        </table:table-row>
        <table:table-row table:style-name="ro1">
          <table:table-cell/>
          <table:table-cell office:value-type="string" calcext:value-type="string">
            <text:p>pandemic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];[.F7];[.B7];[.F7];[.G7])" office:value-type="string" office:string-value="&quot;pandemic&quot;," calcext:value-type="string">
            <text:p>"pandemic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7]" office:value-type="string" office:string-value="&quot;pandemic&quot;," calcext:value-type="string">
            <text:p>"pandemic",</text:p>
          </table:table-cell>
        </table:table-row>
        <table:table-row table:style-name="ro1">
          <table:table-cell/>
          <table:table-cell office:value-type="string" calcext:value-type="string">
            <text:p>vaci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];[.F8];[.B8];[.F8];[.G8])" office:value-type="string" office:string-value="&quot;vacine&quot;," calcext:value-type="string">
            <text:p>"vacine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8]" office:value-type="string" office:string-value="&quot;vacine&quot;," calcext:value-type="string">
            <text:p>"vacine",</text:p>
          </table:table-cell>
        </table:table-row>
        <table:table-row table:style-name="ro1">
          <table:table-cell/>
          <table:table-cell office:value-type="string" calcext:value-type="string">
            <text:p>injection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];[.F9];[.B9];[.F9];[.G9])" office:value-type="string" office:string-value="&quot;injections&quot;," calcext:value-type="string">
            <text:p>"injections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9]" office:value-type="string" office:string-value="&quot;injections&quot;," calcext:value-type="string">
            <text:p>"injections",</text:p>
          </table:table-cell>
        </table:table-row>
        <table:table-row table:style-name="ro1">
          <table:table-cell/>
          <table:table-cell office:value-type="string" calcext:value-type="string">
            <text:p>e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];[.F10];[.B10];[.F10];[.G10])" office:value-type="string" office:string-value="&quot;ecq&quot;," calcext:value-type="string">
            <text:p>"ecq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0]" office:value-type="string" office:string-value="&quot;ecq&quot;," calcext:value-type="string">
            <text:p>"ecq",</text:p>
          </table:table-cell>
        </table:table-row>
        <table:table-row table:style-name="ro1">
          <table:table-cell/>
          <table:table-cell office:value-type="string" calcext:value-type="string">
            <text:p>me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];[.F11];[.B11];[.F11];[.G11])" office:value-type="string" office:string-value="&quot;mecq&quot;," calcext:value-type="string">
            <text:p>"mecq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1]" office:value-type="string" office:string-value="&quot;mecq&quot;," calcext:value-type="string">
            <text:p>"mecq",</text:p>
          </table:table-cell>
        </table:table-row>
        <table:table-row table:style-name="ro1">
          <table:table-cell/>
          <table:table-cell office:value-type="string" calcext:value-type="string">
            <text:p>g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];[.F12];[.B12];[.F12];[.G12])" office:value-type="string" office:string-value="&quot;gcq&quot;," calcext:value-type="string">
            <text:p>"gcq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2]" office:value-type="string" office:string-value="&quot;gcq&quot;," calcext:value-type="string">
            <text:p>"gcq",</text:p>
          </table:table-cell>
        </table:table-row>
        <table:table-row table:style-name="ro1">
          <table:table-cell/>
          <table:table-cell office:value-type="string" calcext:value-type="string">
            <text:p>mg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];[.F13];[.B13];[.F13];[.G13])" office:value-type="string" office:string-value="&quot;mgcq&quot;," calcext:value-type="string">
            <text:p>"mgcq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3]" office:value-type="string" office:string-value="&quot;mgcq&quot;," calcext:value-type="string">
            <text:p>"mgcq",</text:p>
          </table:table-cell>
        </table:table-row>
        <table:table-row table:style-name="ro1">
          <table:table-cell/>
          <table:table-cell office:value-type="string" calcext:value-type="string">
            <text:p>ls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];[.F14];[.B14];[.F14];[.G14])" office:value-type="string" office:string-value="&quot;lsi&quot;," calcext:value-type="string">
            <text:p>"lsi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4]" office:value-type="string" office:string-value="&quot;lsi&quot;," calcext:value-type="string">
            <text:p>"lsi",</text:p>
          </table:table-cell>
        </table:table-row>
        <table:table-row table:style-name="ro1">
          <table:table-cell/>
          <table:table-cell office:value-type="string" calcext:value-type="string">
            <text:p>locally stranded individual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5];[.F15];[.B15];[.F15];[.G15])" office:value-type="string" office:string-value="&quot;locally stranded individuals&quot;," calcext:value-type="string">
            <text:p>"locally stranded individuals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5]" office:value-type="string" office:string-value="&quot;locally stranded individuals&quot;," calcext:value-type="string">
            <text:p>"locally stranded individuals",</text:p>
          </table:table-cell>
        </table:table-row>
        <table:table-row table:style-name="ro1">
          <table:table-cell/>
          <table:table-cell office:value-type="string" calcext:value-type="string">
            <text:p>death r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6];[.F16];[.B16];[.F16];[.G16])" office:value-type="string" office:string-value="&quot;death rate&quot;," calcext:value-type="string">
            <text:p>"death rate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6]" office:value-type="string" office:string-value="&quot;death rate&quot;," calcext:value-type="string">
            <text:p>"death rate",</text:p>
          </table:table-cell>
        </table:table-row>
        <table:table-row table:style-name="ro1">
          <table:table-cell/>
          <table:table-cell office:value-type="string" calcext:value-type="string">
            <text:p>new ca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];[.F17];[.B17];[.F17];[.G17])" office:value-type="string" office:string-value="&quot;new cases&quot;," calcext:value-type="string">
            <text:p>"new cases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7]" office:value-type="string" office:string-value="&quot;new cases&quot;," calcext:value-type="string">
            <text:p>"new cases",</text:p>
          </table:table-cell>
        </table:table-row>
        <table:table-row table:style-name="ro1">
          <table:table-cell/>
          <table:table-cell office:value-type="string" calcext:value-type="string">
            <text:p>total ca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8];[.F18];[.B18];[.F18];[.G18])" office:value-type="string" office:string-value="&quot;total cases&quot;]" calcext:value-type="string">
            <text:p>"total cases"]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18]" office:value-type="string" office:string-value="&quot;total cases&quot;]" calcext:value-type="string">
            <text:p>"total cases"]</text:p>
          </table:table-cell>
        </table:table-row>
        <table:table-row table:style-name="ro1">
          <table:table-cell table:number-columns-repeated="11"/>
          <table:table-cell table:style-name="ce2"/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econ_taglist</text:p>
          </table:table-cell>
          <table:table-cell table:number-columns-repeated="10"/>
          <table:table-cell table:style-name="ce2"/>
          <table:table-cell table:number-columns-repeated="2"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econom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1];[.F21];[.B21];[.F21];[.G21])" office:value-type="string" office:string-value="[&quot;economy&quot;," calcext:value-type="string">
            <text:p>["economy",</text:p>
          </table:table-cell>
          <table:table-cell table:number-columns-repeated="3"/>
          <table:table-cell table:style-name="ce2"/>
          <table:table-cell table:formula="of:=[.A20]" office:value-type="string" office:string-value="econ_taglist" calcext:value-type="string">
            <text:p>econ_taglist</text:p>
          </table:table-cell>
          <table:table-cell office:value-type="string" calcext:value-type="string">
            <text:p>=</text:p>
          </table:table-cell>
          <table:table-cell table:style-name="ce4" table:formula="of:=[.H21]" office:value-type="string" office:string-value="[&quot;economy&quot;," calcext:value-type="string">
            <text:p>["economy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infl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2];[.F22];[.B22];[.F22];[.G22])" office:value-type="string" office:string-value="&quot;inflation&quot;," calcext:value-type="string">
            <text:p>"inflation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22]" office:value-type="string" office:string-value="&quot;inflation&quot;," calcext:value-type="string">
            <text:p>"inflation",</text:p>
          </table:table-cell>
        </table:table-row>
        <table:table-row table:style-name="ro1">
          <table:table-cell/>
          <table:table-cell office:value-type="string" calcext:value-type="string">
            <text:p>angka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3];[.F23];[.B23];[.F23];[.G23])" office:value-type="string" office:string-value="&quot;angkas&quot;," calcext:value-type="string">
            <text:p>"angkas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23]" office:value-type="string" office:string-value="&quot;angkas&quot;," calcext:value-type="string">
            <text:p>"angkas",</text:p>
          </table:table-cell>
        </table:table-row>
        <table:table-row table:style-name="ro1">
          <table:table-cell/>
          <table:table-cell office:value-type="string" calcext:value-type="string">
            <text:p>backrid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4];[.F24];[.B24];[.F24];[.G24])" office:value-type="string" office:string-value="&quot;backriding&quot;," calcext:value-type="string">
            <text:p>"backriding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24]" office:value-type="string" office:string-value="&quot;backriding&quot;," calcext:value-type="string">
            <text:p>"backriding",</text:p>
          </table:table-cell>
        </table:table-row>
        <table:table-row table:style-name="ro1">
          <table:table-cell/>
          <table:table-cell office:value-type="string" calcext:value-type="string">
            <text:p>bitcoi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5];[.F25];[.B25];[.F25];[.G25])" office:value-type="string" office:string-value="&quot;bitcoin&quot;," calcext:value-type="string">
            <text:p>"bitcoin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25]" office:value-type="string" office:string-value="&quot;bitcoin&quot;," calcext:value-type="string">
            <text:p>"bitcoin",</text:p>
          </table:table-cell>
        </table:table-row>
        <table:table-row table:style-name="ro1"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6];[.F26];[.B26];[.F26];[.G26])" office:value-type="string" office:string-value="&quot;crypto&quot;," calcext:value-type="string">
            <text:p>"crypto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26]" office:value-type="string" office:string-value="&quot;crypto&quot;," calcext:value-type="string">
            <text:p>"crypto",</text:p>
          </table:table-cell>
        </table:table-row>
        <table:table-row table:style-name="ro1">
          <table:table-cell/>
          <table:table-cell office:value-type="string" calcext:value-type="string">
            <text:p>cryptocurrenci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7];[.F27];[.B27];[.F27];[.G27])" office:value-type="string" office:string-value="&quot;cryptocurrencies&quot;," calcext:value-type="string">
            <text:p>"cryptocurrencies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27]" office:value-type="string" office:string-value="&quot;cryptocurrencies&quot;," calcext:value-type="string">
            <text:p>"cryptocurrencies",</text:p>
          </table:table-cell>
        </table:table-row>
        <table:table-row table:style-name="ro1">
          <table:table-cell/>
          <table:table-cell office:value-type="string" calcext:value-type="string">
            <text:p>crypto-currenci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8];[.F28];[.B28];[.F28];[.G28])" office:value-type="string" office:string-value="&quot;crypto-currencies&quot;," calcext:value-type="string">
            <text:p>"crypto-currencies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28]" office:value-type="string" office:string-value="&quot;crypto-currencies&quot;," calcext:value-type="string">
            <text:p>"crypto-currencies",</text:p>
          </table:table-cell>
        </table:table-row>
        <table:table-row table:style-name="ro1">
          <table:table-cell/>
          <table:table-cell office:value-type="string" calcext:value-type="string">
            <text:p>asia development bank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9];[.F29];[.B29];[.F29];[.G29])" office:value-type="string" office:string-value="&quot;asia development bank&quot;," calcext:value-type="string">
            <text:p>"asia development bank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29]" office:value-type="string" office:string-value="&quot;asia development bank&quot;," calcext:value-type="string">
            <text:p>"asia development bank",</text:p>
          </table:table-cell>
        </table:table-row>
        <table:table-row table:style-name="ro1">
          <table:table-cell/>
          <table:table-cell office:value-type="string" calcext:value-type="string">
            <text:p>pse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0];[.F30];[.B30];[.F30];[.G30])" office:value-type="string" office:string-value="&quot;psei&quot;," calcext:value-type="string">
            <text:p>"psei",</text:p>
          </table:table-cell>
          <table:table-cell table:number-columns-repeated="3"/>
          <table:table-cell table:style-name="ce2"/>
          <table:table-cell table:number-columns-repeated="2"/>
          <table:table-cell table:style-name="ce4"/>
          <table:table-cell table:style-name="ce4" table:formula="of:=[.H30]" office:value-type="string" office:string-value="&quot;psei&quot;," calcext:value-type="string">
            <text:p>"psei",</text:p>
          </table:table-cell>
        </table:table-row>
        <table:table-row table:style-name="ro1">
          <table:table-cell/>
          <table:table-cell office:value-type="string" calcext:value-type="string">
            <text:p>bu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1];[.F31];[.B31];[.F31];[.G31])" office:value-type="string" office:string-value="&quot;buses&quot;," calcext:value-type="string">
            <text:p>"buses",</text:p>
          </table:table-cell>
          <table:table-cell table:number-columns-repeated="7"/>
          <table:table-cell table:style-name="ce4" table:formula="of:=[.H31]" office:value-type="string" office:string-value="&quot;buses&quot;," calcext:value-type="string">
            <text:p>"buses",</text:p>
          </table:table-cell>
        </table:table-row>
        <table:table-row table:style-name="ro1">
          <table:table-cell/>
          <table:table-cell office:value-type="string" calcext:value-type="string">
            <text:p>employ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2];[.F32];[.B32];[.F32];[.G32])" office:value-type="string" office:string-value="&quot;employment&quot;," calcext:value-type="string">
            <text:p>"employment",</text:p>
          </table:table-cell>
          <table:table-cell table:number-columns-repeated="7"/>
          <table:table-cell table:style-name="ce4" table:formula="of:=[.H32]" office:value-type="string" office:string-value="&quot;employment&quot;," calcext:value-type="string">
            <text:p>"employment",</text:p>
          </table:table-cell>
        </table:table-row>
        <table:table-row table:style-name="ro1">
          <table:table-cell/>
          <table:table-cell office:value-type="string" calcext:value-type="string">
            <text:p>build-build-buil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3];[.F33];[.B33];[.F33];[.G33])" office:value-type="string" office:string-value="&quot;build-build-build&quot;," calcext:value-type="string">
            <text:p>"build-build-build",</text:p>
          </table:table-cell>
          <table:table-cell table:number-columns-repeated="7"/>
          <table:table-cell table:style-name="ce4" table:formula="of:=[.H33]" office:value-type="string" office:string-value="&quot;build-build-build&quot;," calcext:value-type="string">
            <text:p>"build-build-build",</text:p>
          </table:table-cell>
        </table:table-row>
        <table:table-row table:style-name="ro1">
          <table:table-cell/>
          <table:table-cell office:value-type="string" calcext:value-type="string">
            <text:p>investmen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34];[.F34];[.B34];[.F34];[.G34])" office:value-type="string" office:string-value="&quot;investments&quot;]" calcext:value-type="string">
            <text:p>"investments"]</text:p>
          </table:table-cell>
          <table:table-cell table:number-columns-repeated="7"/>
          <table:table-cell table:style-name="ce4" table:formula="of:=[.H34]" office:value-type="string" office:string-value="&quot;investments&quot;]" calcext:value-type="string">
            <text:p>"investments"]</text:p>
          </table:table-cell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hinathreat_taglist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6];[.F36];[.B36];[.F36];[.G36])" office:value-type="string" office:string-value="[&quot;south china sea&quot;," calcext:value-type="string">
            <text:p>["south china sea",</text:p>
          </table:table-cell>
          <table:table-cell table:number-columns-repeated="4"/>
          <table:table-cell table:formula="of:=[.A36]" office:value-type="string" office:string-value="chinathreat_taglist" calcext:value-type="string">
            <text:p>chinathreat_taglist</text:p>
          </table:table-cell>
          <table:table-cell office:value-type="string" calcext:value-type="string">
            <text:p>=</text:p>
          </table:table-cell>
          <table:table-cell table:style-name="ce4" table:formula="of:=[.H36]" office:value-type="string" office:string-value="[&quot;south china sea&quot;," calcext:value-type="string">
            <text:p>["south china sea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west philippine se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7];[.F37];[.B37];[.F37];[.G37])" office:value-type="string" office:string-value="&quot;west philippine sea&quot;," calcext:value-type="string">
            <text:p>"west philippine sea",</text:p>
          </table:table-cell>
          <table:table-cell table:number-columns-repeated="6"/>
          <table:table-cell table:style-name="ce4"/>
          <table:table-cell table:style-name="ce4" table:formula="of:=[.H37]" office:value-type="string" office:string-value="&quot;west philippine sea&quot;," calcext:value-type="string">
            <text:p>"west philippine sea",</text:p>
          </table:table-cell>
        </table:table-row>
        <table:table-row table:style-name="ro1">
          <table:table-cell/>
          <table:table-cell office:value-type="string" calcext:value-type="string">
            <text:p>liu jianch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8];[.F38];[.B38];[.F38];[.G38])" office:value-type="string" office:string-value="&quot;liu jianchao&quot;," calcext:value-type="string">
            <text:p>"liu jianchao",</text:p>
          </table:table-cell>
          <table:table-cell table:number-columns-repeated="7"/>
          <table:table-cell table:style-name="ce4" table:formula="of:=[.H38]" office:value-type="string" office:string-value="&quot;liu jianchao&quot;," calcext:value-type="string">
            <text:p>"liu jianchao",</text:p>
          </table:table-cell>
        </table:table-row>
        <table:table-row table:style-name="ro1">
          <table:table-cell/>
          <table:table-cell office:value-type="string" calcext:value-type="string">
            <text:p>chinese ambassado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9];[.F39];[.B39];[.F39];[.G39])" office:value-type="string" office:string-value="&quot;chinese ambassador&quot;," calcext:value-type="string">
            <text:p>"chinese ambassador",</text:p>
          </table:table-cell>
          <table:table-cell table:number-columns-repeated="7"/>
          <table:table-cell table:style-name="ce4" table:formula="of:=[.H39]" office:value-type="string" office:string-value="&quot;chinese ambassador&quot;," calcext:value-type="string">
            <text:p>"chinese ambassador",</text:p>
          </table:table-cell>
        </table:table-row>
        <table:table-row table:style-name="ro1">
          <table:table-cell/>
          <table:table-cell office:value-type="string" calcext:value-type="string">
            <text:p>xi xingp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0];[.F40];[.B40];[.F40];[.G40])" office:value-type="string" office:string-value="&quot;xi xingping&quot;," calcext:value-type="string">
            <text:p>"xi xingping",</text:p>
          </table:table-cell>
          <table:table-cell table:number-columns-repeated="7"/>
          <table:table-cell table:style-name="ce4" table:formula="of:=[.H40]" office:value-type="string" office:string-value="&quot;xi xingping&quot;," calcext:value-type="string">
            <text:p>"xi xingping",</text:p>
          </table:table-cell>
        </table:table-row>
        <table:table-row table:style-name="ro1">
          <table:table-cell/>
          <table:table-cell office:value-type="string" calcext:value-type="string">
            <text:p>spratly island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1];[.F41];[.B41];[.F41];[.G41])" office:value-type="string" office:string-value="&quot;spratly islands&quot;," calcext:value-type="string">
            <text:p>"spratly islands",</text:p>
          </table:table-cell>
          <table:table-cell table:number-columns-repeated="7"/>
          <table:table-cell table:style-name="ce4" table:formula="of:=[.H41]" office:value-type="string" office:string-value="&quot;spratly islands&quot;," calcext:value-type="string">
            <text:p>"spratly islands",</text:p>
          </table:table-cell>
        </table:table-row>
        <table:table-row table:style-name="ro1">
          <table:table-cell/>
          <table:table-cell office:value-type="string" calcext:value-type="string">
            <text:p>freedom of navig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2];[.F42];[.B42];[.F42];[.G42])" office:value-type="string" office:string-value="&quot;freedom of navigation&quot;," calcext:value-type="string">
            <text:p>"freedom of navigation",</text:p>
          </table:table-cell>
          <table:table-cell table:number-columns-repeated="7"/>
          <table:table-cell table:style-name="ce4" table:formula="of:=[.H42]" office:value-type="string" office:string-value="&quot;freedom of navigation&quot;," calcext:value-type="string">
            <text:p>"freedom of navigation",</text:p>
          </table:table-cell>
        </table:table-row>
        <table:table-row table:style-name="ro1">
          <table:table-cell/>
          <table:table-cell office:value-type="string" calcext:value-type="string">
            <text:p>pla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3];[.F43];[.B43];[.F43];[.G43])" office:value-type="string" office:string-value="&quot;pla navy&quot;," calcext:value-type="string">
            <text:p>"pla navy",</text:p>
          </table:table-cell>
          <table:table-cell table:number-columns-repeated="7"/>
          <table:table-cell table:style-name="ce4" table:formula="of:=[.H43]" office:value-type="string" office:string-value="&quot;pla navy&quot;," calcext:value-type="string">
            <text:p>"pla navy",</text:p>
          </table:table-cell>
        </table:table-row>
        <table:table-row table:style-name="ro1">
          <table:table-cell/>
          <table:table-cell office:value-type="string" calcext:value-type="string">
            <text:p>vf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4];[.F44];[.B44];[.F44];[.G44])" office:value-type="string" office:string-value="&quot;vfa&quot;," calcext:value-type="string">
            <text:p>"vfa",</text:p>
          </table:table-cell>
          <table:table-cell table:number-columns-repeated="7"/>
          <table:table-cell table:style-name="ce4" table:formula="of:=[.H44]" office:value-type="string" office:string-value="&quot;vfa&quot;," calcext:value-type="string">
            <text:p>"vfa",</text:p>
          </table:table-cell>
        </table:table-row>
        <table:table-row table:style-name="ro1">
          <table:table-cell/>
          <table:table-cell office:value-type="string" calcext:value-type="string">
            <text:p>scarborough sho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5];[.F45];[.B45];[.F45];[.G45])" office:value-type="string" office:string-value="&quot;scarborough shoal&quot;," calcext:value-type="string">
            <text:p>"scarborough shoal",</text:p>
          </table:table-cell>
          <table:table-cell table:number-columns-repeated="7"/>
          <table:table-cell table:style-name="ce4" table:formula="of:=[.H45]" office:value-type="string" office:string-value="&quot;scarborough shoal&quot;," calcext:value-type="string">
            <text:p>"scarborough shoal",</text:p>
          </table:table-cell>
        </table:table-row>
        <table:table-row table:style-name="ro1">
          <table:table-cell/>
          <table:table-cell office:value-type="string" calcext:value-type="string">
            <text:p>mischief ree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6];[.F46];[.B46];[.F46];[.G46])" office:value-type="string" office:string-value="&quot;mischief reef&quot;," calcext:value-type="string">
            <text:p>"mischief reef",</text:p>
          </table:table-cell>
          <table:table-cell table:number-columns-repeated="7"/>
          <table:table-cell table:style-name="ce4" table:formula="of:=[.H46]" office:value-type="string" office:string-value="&quot;mischief reef&quot;," calcext:value-type="string">
            <text:p>"mischief reef",</text:p>
          </table:table-cell>
        </table:table-row>
        <table:table-row table:style-name="ro1">
          <table:table-cell/>
          <table:table-cell office:value-type="string" calcext:value-type="string">
            <text:p>pla milit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7];[.F47];[.B47];[.F47];[.G47])" office:value-type="string" office:string-value="&quot;pla militia&quot;," calcext:value-type="string">
            <text:p>"pla militia",</text:p>
          </table:table-cell>
          <table:table-cell table:number-columns-repeated="7"/>
          <table:table-cell table:style-name="ce4" table:formula="of:=[.H47]" office:value-type="string" office:string-value="&quot;pla militia&quot;," calcext:value-type="string">
            <text:p>"pla militia",</text:p>
          </table:table-cell>
        </table:table-row>
        <table:table-row table:style-name="ro1">
          <table:table-cell/>
          <table:table-cell office:value-type="string" calcext:value-type="string">
            <text:p>air defense identification zo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8];[.F48];[.B48];[.F48];[.G48])" office:value-type="string" office:string-value="&quot;air defense identification zone&quot;," calcext:value-type="string">
            <text:p>"air defense identification zone",</text:p>
          </table:table-cell>
          <table:table-cell table:number-columns-repeated="7"/>
          <table:table-cell table:style-name="ce4" table:formula="of:=[.H48]" office:value-type="string" office:string-value="&quot;air defense identification zone&quot;," calcext:value-type="string">
            <text:p>"air defense identification zone",</text:p>
          </table:table-cell>
        </table:table-row>
        <table:table-row table:style-name="ro1">
          <table:table-cell/>
          <table:table-cell office:value-type="string" calcext:value-type="string">
            <text:p>adiz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9];[.F49];[.B49];[.F49];[.G49])" office:value-type="string" office:string-value="&quot;adiz&quot;," calcext:value-type="string">
            <text:p>"adiz",</text:p>
          </table:table-cell>
          <table:table-cell table:number-columns-repeated="7"/>
          <table:table-cell table:style-name="ce4" table:formula="of:=[.H49]" office:value-type="string" office:string-value="&quot;adiz&quot;," calcext:value-type="string">
            <text:p>"adiz",</text:p>
          </table:table-cell>
        </table:table-row>
        <table:table-row table:style-name="ro1">
          <table:table-cell/>
          <table:table-cell office:value-type="string" calcext:value-type="string">
            <text:p>visiting forces agree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0];[.F50];[.B50];[.F50];[.G50])" office:value-type="string" office:string-value="&quot;visiting forces agreement&quot;," calcext:value-type="string">
            <text:p>"visiting forces agreement",</text:p>
          </table:table-cell>
          <table:table-cell table:number-columns-repeated="7"/>
          <table:table-cell table:style-name="ce4" table:formula="of:=[.H50]" office:value-type="string" office:string-value="&quot;visiting forces agreement&quot;," calcext:value-type="string">
            <text:p>"visiting forces agreement",</text:p>
          </table:table-cell>
        </table:table-row>
        <table:table-row table:style-name="ro1">
          <table:table-cell/>
          <table:table-cell office:value-type="string" calcext:value-type="string">
            <text:p>philippine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1];[.F51];[.B51];[.F51];[.G51])" office:value-type="string" office:string-value="&quot;philippine navy&quot;," calcext:value-type="string">
            <text:p>"philippine navy",</text:p>
          </table:table-cell>
          <table:table-cell table:number-columns-repeated="7"/>
          <table:table-cell table:style-name="ce4" table:formula="of:=[.H51]" office:value-type="string" office:string-value="&quot;philippine navy&quot;," calcext:value-type="string">
            <text:p>"philippine navy",</text:p>
          </table:table-cell>
        </table:table-row>
        <table:table-row table:style-name="ro1">
          <table:table-cell/>
          <table:table-cell office:value-type="string" calcext:value-type="string">
            <text:p>br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2];[.F52];[.B52];[.F52];[.G52])" office:value-type="string" office:string-value="&quot;brp&quot;," calcext:value-type="string">
            <text:p>"brp",</text:p>
          </table:table-cell>
          <table:table-cell table:number-columns-repeated="7"/>
          <table:table-cell table:style-name="ce4" table:formula="of:=[.H52]" office:value-type="string" office:string-value="&quot;brp&quot;," calcext:value-type="string">
            <text:p>"brp",</text:p>
          </table:table-cell>
        </table:table-row>
        <table:table-row table:style-name="ro1">
          <table:table-cell/>
          <table:table-cell office:value-type="string" calcext:value-type="string">
            <text:p>us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3];[.F53];[.B53];[.F53];[.G53])" office:value-type="string" office:string-value="&quot;us navy&quot;," calcext:value-type="string">
            <text:p>"us navy",</text:p>
          </table:table-cell>
          <table:table-cell table:number-columns-repeated="7"/>
          <table:table-cell table:style-name="ce4" table:formula="of:=[.H53]" office:value-type="string" office:string-value="&quot;us navy&quot;," calcext:value-type="string">
            <text:p>"us navy",</text:p>
          </table:table-cell>
        </table:table-row>
        <table:table-row table:style-name="ro1">
          <table:table-cell/>
          <table:table-cell office:value-type="string" calcext:value-type="string">
            <text:p>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54];[.F54];[.B54];[.F54];[.G54])" office:value-type="string" office:string-value="&quot;navy&quot;]" calcext:value-type="string">
            <text:p>"navy"]</text:p>
          </table:table-cell>
          <table:table-cell table:number-columns-repeated="7"/>
          <table:table-cell table:style-name="ce4" table:formula="of:=[.H54]" office:value-type="string" office:string-value="&quot;navy&quot;]" calcext:value-type="string">
            <text:p>"navy"]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table:style-name="ce4" table:number-columns-repeated="2"/>
        </table:table-row>
        <table:table-row table:style-name="ro1">
          <table:table-cell office:value-type="string" calcext:value-type="string">
            <text:p>insurgency_taglist</text:p>
          </table:table-cell>
          <table:table-cell office:value-type="string" calcext:value-type="string">
            <text:p>anti-t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7];[.F57];[.B57];[.F57];[.G57])" office:value-type="string" office:string-value="[&quot;anti-terror&quot;," calcext:value-type="string">
            <text:p>["anti-terror",</text:p>
          </table:table-cell>
          <table:table-cell table:number-columns-repeated="4"/>
          <table:table-cell table:formula="of:=[.A57]" office:value-type="string" office:string-value="insurgency_taglist" calcext:value-type="string">
            <text:p>insurgency_taglist</text:p>
          </table:table-cell>
          <table:table-cell office:value-type="string" calcext:value-type="string">
            <text:p>=</text:p>
          </table:table-cell>
          <table:table-cell table:style-name="ce4" table:formula="of:=[.H57]" office:value-type="string" office:string-value="[&quot;anti-terror&quot;," calcext:value-type="string">
            <text:p>["anti-terror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anti-terror law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8];[.F58];[.B58];[.F58];[.G58])" office:value-type="string" office:string-value="&quot;anti-terror law&quot;," calcext:value-type="string">
            <text:p>"anti-terror law",</text:p>
          </table:table-cell>
          <table:table-cell table:number-columns-repeated="7"/>
          <table:table-cell table:style-name="ce4" table:formula="of:=[.H58]" office:value-type="string" office:string-value="&quot;anti-terror law&quot;," calcext:value-type="string">
            <text:p>"anti-terror law",</text:p>
          </table:table-cell>
        </table:table-row>
        <table:table-row table:style-name="ro1">
          <table:table-cell/>
          <table:table-cell office:value-type="string" calcext:value-type="string">
            <text:p>abu sayya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9];[.F59];[.B59];[.F59];[.G59])" office:value-type="string" office:string-value="&quot;abu sayyaf&quot;," calcext:value-type="string">
            <text:p>"abu sayyaf",</text:p>
          </table:table-cell>
          <table:table-cell table:number-columns-repeated="7"/>
          <table:table-cell table:style-name="ce4" table:formula="of:=[.H59]" office:value-type="string" office:string-value="&quot;abu sayyaf&quot;," calcext:value-type="string">
            <text:p>"abu sayyaf",</text:p>
          </table:table-cell>
        </table:table-row>
        <table:table-row table:style-name="ro1">
          <table:table-cell/>
          <table:table-cell office:value-type="string" calcext:value-type="string">
            <text:p>bif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0];[.F60];[.B60];[.F60];[.G60])" office:value-type="string" office:string-value="&quot;biff&quot;," calcext:value-type="string">
            <text:p>"biff",</text:p>
          </table:table-cell>
          <table:table-cell table:number-columns-repeated="7"/>
          <table:table-cell table:style-name="ce4" table:formula="of:=[.H60]" office:value-type="string" office:string-value="&quot;biff&quot;," calcext:value-type="string">
            <text:p>"biff",</text:p>
          </table:table-cell>
        </table:table-row>
        <table:table-row table:style-name="ro1">
          <table:table-cell/>
          <table:table-cell office:value-type="string" calcext:value-type="string">
            <text:p>bangsamoro islamic freedom fighter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1];[.F61];[.B61];[.F61];[.G61])" office:value-type="string" office:string-value="&quot;bangsamoro islamic freedom fighters&quot;," calcext:value-type="string">
            <text:p>"bangsamoro islamic freedom fighters",</text:p>
          </table:table-cell>
          <table:table-cell table:number-columns-repeated="7"/>
          <table:table-cell table:style-name="ce4" table:formula="of:=[.H61]" office:value-type="string" office:string-value="&quot;bangsamoro islamic freedom fighters&quot;," calcext:value-type="string">
            <text:p>"bangsamoro islamic freedom fighters",</text:p>
          </table:table-cell>
        </table:table-row>
        <table:table-row table:style-name="ro1">
          <table:table-cell/>
          <table:table-cell office:value-type="string" calcext:value-type="string">
            <text:p>np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2];[.F62];[.B62];[.F62];[.G62])" office:value-type="string" office:string-value="&quot;npa&quot;," calcext:value-type="string">
            <text:p>"npa",</text:p>
          </table:table-cell>
          <table:table-cell table:number-columns-repeated="7"/>
          <table:table-cell table:style-name="ce4" table:formula="of:=[.H62]" office:value-type="string" office:string-value="&quot;npa&quot;," calcext:value-type="string">
            <text:p>"npa",</text:p>
          </table:table-cell>
        </table:table-row>
        <table:table-row table:style-name="ro1">
          <table:table-cell/>
          <table:table-cell office:value-type="string" calcext:value-type="string">
            <text:p>new people's arm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3];[.F63];[.B63];[.F63];[.G63])" office:value-type="string" office:string-value="&quot;new people's army&quot;," calcext:value-type="string">
            <text:p>"new people's army",</text:p>
          </table:table-cell>
          <table:table-cell table:number-columns-repeated="7"/>
          <table:table-cell table:style-name="ce4" table:formula="of:=[.H63]" office:value-type="string" office:string-value="&quot;new people's army&quot;," calcext:value-type="string">
            <text:p>"new people's army",</text:p>
          </table:table-cell>
        </table:table-row>
        <table:table-row table:style-name="ro1">
          <table:table-cell/>
          <table:table-cell office:value-type="string" calcext:value-type="string">
            <text:p>mil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4];[.F64];[.B64];[.F64];[.G64])" office:value-type="string" office:string-value="&quot;milf&quot;," calcext:value-type="string">
            <text:p>"milf",</text:p>
          </table:table-cell>
          <table:table-cell table:number-columns-repeated="7"/>
          <table:table-cell table:style-name="ce4" table:formula="of:=[.H64]" office:value-type="string" office:string-value="&quot;milf&quot;," calcext:value-type="string">
            <text:p>"milf",</text:p>
          </table:table-cell>
        </table:table-row>
        <table:table-row table:style-name="ro1">
          <table:table-cell/>
          <table:table-cell office:value-type="string" calcext:value-type="string">
            <text:p>moro islamic liberation fro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5];[.F65];[.B65];[.F65];[.G65])" office:value-type="string" office:string-value="&quot;moro islamic liberation front&quot;," calcext:value-type="string">
            <text:p>"moro islamic liberation front",</text:p>
          </table:table-cell>
          <table:table-cell table:number-columns-repeated="7"/>
          <table:table-cell table:style-name="ce4" table:formula="of:=[.H65]" office:value-type="string" office:string-value="&quot;moro islamic liberation front&quot;," calcext:value-type="string">
            <text:p>"moro islamic liberation front",</text:p>
          </table:table-cell>
        </table:table-row>
        <table:table-row table:style-name="ro1">
          <table:table-cell/>
          <table:table-cell office:value-type="string" calcext:value-type="string">
            <text:p>mnl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6];[.F66];[.B66];[.F66];[.G66])" office:value-type="string" office:string-value="&quot;mnlf&quot;," calcext:value-type="string">
            <text:p>"mnlf",</text:p>
          </table:table-cell>
          <table:table-cell table:number-columns-repeated="7"/>
          <table:table-cell table:style-name="ce4" table:formula="of:=[.H66]" office:value-type="string" office:string-value="&quot;mnlf&quot;," calcext:value-type="string">
            <text:p>"mnlf",</text:p>
          </table:table-cell>
        </table:table-row>
        <table:table-row table:style-name="ro1">
          <table:table-cell/>
          <table:table-cell office:value-type="string" calcext:value-type="string">
            <text:p>moro national liberation fro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7];[.F67];[.B67];[.F67];[.G67])" office:value-type="string" office:string-value="&quot;moro national liberation front&quot;," calcext:value-type="string">
            <text:p>"moro national liberation front",</text:p>
          </table:table-cell>
          <table:table-cell table:number-columns-repeated="7"/>
          <table:table-cell table:style-name="ce4" table:formula="of:=[.H67]" office:value-type="string" office:string-value="&quot;moro national liberation front&quot;," calcext:value-type="string">
            <text:p>"moro national liberation front",</text:p>
          </table:table-cell>
        </table:table-row>
        <table:table-row table:style-name="ro1">
          <table:table-cell/>
          <table:table-cell office:value-type="string" calcext:value-type="string">
            <text:p>islamic st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8];[.F68];[.B68];[.F68];[.G68])" office:value-type="string" office:string-value="&quot;islamic state&quot;," calcext:value-type="string">
            <text:p>"islamic state",</text:p>
          </table:table-cell>
          <table:table-cell table:number-columns-repeated="7"/>
          <table:table-cell table:style-name="ce4" table:formula="of:=[.H68]" office:value-type="string" office:string-value="&quot;islamic state&quot;," calcext:value-type="string">
            <text:p>"islamic state",</text:p>
          </table:table-cell>
        </table:table-row>
        <table:table-row table:style-name="ro1">
          <table:table-cell/>
          <table:table-cell office:value-type="string" calcext:value-type="string">
            <text:p>maraw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9];[.F69];[.B69];[.F69];[.G69])" office:value-type="string" office:string-value="&quot;marawi&quot;," calcext:value-type="string">
            <text:p>"marawi",</text:p>
          </table:table-cell>
          <table:table-cell table:number-columns-repeated="7"/>
          <table:table-cell table:style-name="ce4" table:formula="of:=[.H69]" office:value-type="string" office:string-value="&quot;marawi&quot;," calcext:value-type="string">
            <text:p>"marawi",</text:p>
          </table:table-cell>
        </table:table-row>
        <table:table-row table:style-name="ro1">
          <table:table-cell/>
          <table:table-cell office:value-type="string" calcext:value-type="string">
            <text:p>mamasapa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70];[.F70];[.B70];[.F70];[.G70])" office:value-type="string" office:string-value="&quot;mamasapano&quot;]" calcext:value-type="string">
            <text:p>"mamasapano"]</text:p>
          </table:table-cell>
          <table:table-cell table:number-columns-repeated="7"/>
          <table:table-cell table:style-name="ce4" table:formula="of:=[.H70]" office:value-type="string" office:string-value="&quot;mamasapano&quot;]" calcext:value-type="string">
            <text:p>"mamasapano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ulitika_taglist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3];[.F73];[.B73];[.F73];[.G73])" office:value-type="string" office:string-value="[&quot;lopez&quot;," calcext:value-type="string">
            <text:p>["lopez",</text:p>
          </table:table-cell>
          <table:table-cell table:number-columns-repeated="4"/>
          <table:table-cell table:formula="of:=[.A73]" office:value-type="string" office:string-value="pulitika_taglist" calcext:value-type="string">
            <text:p>pulitika_taglist</text:p>
          </table:table-cell>
          <table:table-cell office:value-type="string" calcext:value-type="string">
            <text:p>=</text:p>
          </table:table-cell>
          <table:table-cell table:style-name="ce4" table:formula="of:=[.H73]" office:value-type="string" office:string-value="[&quot;lopez&quot;," calcext:value-type="string">
            <text:p>["lopez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supreme cour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4];[.F74];[.B74];[.F74];[.G74])" office:value-type="string" office:string-value="&quot;supreme court&quot;," calcext:value-type="string">
            <text:p>"supreme court",</text:p>
          </table:table-cell>
          <table:table-cell table:number-columns-repeated="6"/>
          <table:table-cell table:style-name="ce4"/>
          <table:table-cell table:style-name="ce4" table:formula="of:=[.H74]" office:value-type="string" office:string-value="&quot;supreme court&quot;," calcext:value-type="string">
            <text:p>"supreme court",</text:p>
          </table:table-cell>
        </table:table-row>
        <table:table-row table:style-name="ro1">
          <table:table-cell/>
          <table:table-cell office:value-type="string" calcext:value-type="string">
            <text:p>serre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5];[.F75];[.B75];[.F75];[.G75])" office:value-type="string" office:string-value="&quot;serreno&quot;," calcext:value-type="string">
            <text:p>"serreno",</text:p>
          </table:table-cell>
          <table:table-cell table:number-columns-repeated="7"/>
          <table:table-cell table:style-name="ce4" table:formula="of:=[.H75]" office:value-type="string" office:string-value="&quot;serreno&quot;," calcext:value-type="string">
            <text:p>"serreno",</text:p>
          </table:table-cell>
        </table:table-row>
        <table:table-row table:style-name="ro1">
          <table:table-cell/>
          <table:table-cell office:value-type="string" calcext:value-type="string">
            <text:p>duter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6];[.F76];[.B76];[.F76];[.G76])" office:value-type="string" office:string-value="&quot;duterte&quot;," calcext:value-type="string">
            <text:p>"duterte",</text:p>
          </table:table-cell>
          <table:table-cell table:number-columns-repeated="7"/>
          <table:table-cell table:style-name="ce4" table:formula="of:=[.H76]" office:value-type="string" office:string-value="&quot;duterte&quot;," calcext:value-type="string">
            <text:p>"duterte",</text:p>
          </table:table-cell>
        </table:table-row>
        <table:table-row table:style-name="ro1">
          <table:table-cell/>
          <table:table-cell office:value-type="string" calcext:value-type="string">
            <text:p>abs-cb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7];[.F77];[.B77];[.F77];[.G77])" office:value-type="string" office:string-value="&quot;abs-cbn&quot;," calcext:value-type="string">
            <text:p>"abs-cbn",</text:p>
          </table:table-cell>
          <table:table-cell table:number-columns-repeated="7"/>
          <table:table-cell table:style-name="ce4" table:formula="of:=[.H77]" office:value-type="string" office:string-value="&quot;abs-cbn&quot;," calcext:value-type="string">
            <text:p>"abs-cbn",</text:p>
          </table:table-cell>
        </table:table-row>
        <table:table-row table:style-name="ro1">
          <table:table-cell/>
          <table:table-cell office:value-type="string" calcext:value-type="string">
            <text:p>house vot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8];[.F78];[.B78];[.F78];[.G78])" office:value-type="string" office:string-value="&quot;house votes&quot;," calcext:value-type="string">
            <text:p>"house votes",</text:p>
          </table:table-cell>
          <table:table-cell table:number-columns-repeated="7"/>
          <table:table-cell table:style-name="ce4" table:formula="of:=[.H78]" office:value-type="string" office:string-value="&quot;house votes&quot;," calcext:value-type="string">
            <text:p>"house votes",</text:p>
          </table:table-cell>
        </table:table-row>
        <table:table-row table:style-name="ro1">
          <table:table-cell/>
          <table:table-cell office:value-type="string" calcext:value-type="string">
            <text:p>senate vot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9];[.F79];[.B79];[.F79];[.G79])" office:value-type="string" office:string-value="&quot;senate votes&quot;," calcext:value-type="string">
            <text:p>"senate votes",</text:p>
          </table:table-cell>
          <table:table-cell table:number-columns-repeated="7"/>
          <table:table-cell table:style-name="ce4" table:formula="of:=[.H79]" office:value-type="string" office:string-value="&quot;senate votes&quot;," calcext:value-type="string">
            <text:p>"senate votes",</text:p>
          </table:table-cell>
        </table:table-row>
        <table:table-row table:style-name="ro1">
          <table:table-cell/>
          <table:table-cell office:value-type="string" calcext:value-type="string">
            <text:p>opposi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80];[.F80];[.B80];[.F80];[.G80])" office:value-type="string" office:string-value="&quot;opposition&quot;]" calcext:value-type="string">
            <text:p>"opposition"]</text:p>
          </table:table-cell>
          <table:table-cell table:number-columns-repeated="7"/>
          <table:table-cell table:style-name="ce4" table:formula="of:=[.H80]" office:value-type="string" office:string-value="&quot;opposition&quot;]" calcext:value-type="string">
            <text:p>"opposition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rovince_taglist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3];[.F83];[.B83];[.F83];[.G83])" office:value-type="string" office:string-value="[&quot;palawan&quot;," calcext:value-type="string">
            <text:p>["palawan",</text:p>
          </table:table-cell>
          <table:table-cell table:number-columns-repeated="4"/>
          <table:table-cell table:formula="of:=[.A83]" office:value-type="string" office:string-value="province_taglist" calcext:value-type="string">
            <text:p>province_taglist</text:p>
          </table:table-cell>
          <table:table-cell office:value-type="string" calcext:value-type="string">
            <text:p>=</text:p>
          </table:table-cell>
          <table:table-cell table:style-name="ce4" table:formula="of:=[.H83]" office:value-type="string" office:string-value="[&quot;palawan&quot;," calcext:value-type="string">
            <text:p>["palawan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manob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4];[.F84];[.B84];[.F84];[.G84])" office:value-type="string" office:string-value="&quot;manobo&quot;," calcext:value-type="string">
            <text:p>"manobo",</text:p>
          </table:table-cell>
          <table:table-cell table:number-columns-repeated="6"/>
          <table:table-cell table:style-name="ce4"/>
          <table:table-cell table:style-name="ce4" table:formula="of:=[.H84]" office:value-type="string" office:string-value="&quot;manobo&quot;," calcext:value-type="string">
            <text:p>"manobo",</text:p>
          </table:table-cell>
        </table:table-row>
        <table:table-row table:style-name="ro1">
          <table:table-cell/>
          <table:table-cell office:value-type="string" calcext:value-type="string">
            <text:p>tuguegar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5];[.F85];[.B85];[.F85];[.G85])" office:value-type="string" office:string-value="&quot;tuguegarao&quot;," calcext:value-type="string">
            <text:p>"tuguegarao",</text:p>
          </table:table-cell>
          <table:table-cell table:number-columns-repeated="7"/>
          <table:table-cell table:style-name="ce4" table:formula="of:=[.H85]" office:value-type="string" office:string-value="&quot;tuguegarao&quot;," calcext:value-type="string">
            <text:p>"tuguegarao",</text:p>
          </table:table-cell>
        </table:table-row>
        <table:table-row table:style-name="ro1">
          <table:table-cell/>
          <table:table-cell office:value-type="string" calcext:value-type="string">
            <text:p>cagayan valle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6];[.F86];[.B86];[.F86];[.G86])" office:value-type="string" office:string-value="&quot;cagayan valley&quot;," calcext:value-type="string">
            <text:p>"cagayan valley",</text:p>
          </table:table-cell>
          <table:table-cell table:number-columns-repeated="7"/>
          <table:table-cell table:style-name="ce4" table:formula="of:=[.H86]" office:value-type="string" office:string-value="&quot;cagayan valley&quot;," calcext:value-type="string">
            <text:p>"cagayan valley",</text:p>
          </table:table-cell>
        </table:table-row>
        <table:table-row table:style-name="ro1">
          <table:table-cell/>
          <table:table-cell office:value-type="string" calcext:value-type="string">
            <text:p>igoro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7];[.F87];[.B87];[.F87];[.G87])" office:value-type="string" office:string-value="&quot;igorot&quot;," calcext:value-type="string">
            <text:p>"igorot",</text:p>
          </table:table-cell>
          <table:table-cell table:number-columns-repeated="7"/>
          <table:table-cell table:style-name="ce4" table:formula="of:=[.H87]" office:value-type="string" office:string-value="&quot;igorot&quot;," calcext:value-type="string">
            <text:p>"igorot",</text:p>
          </table:table-cell>
        </table:table-row>
        <table:table-row table:style-name="ro1">
          <table:table-cell/>
          <table:table-cell office:value-type="string" calcext:value-type="string">
            <text:p>luma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8];[.F88];[.B88];[.F88];[.G88])" office:value-type="string" office:string-value="&quot;lumad&quot;," calcext:value-type="string">
            <text:p>"lumad",</text:p>
          </table:table-cell>
          <table:table-cell table:number-columns-repeated="7"/>
          <table:table-cell table:style-name="ce4" table:formula="of:=[.H88]" office:value-type="string" office:string-value="&quot;lumad&quot;," calcext:value-type="string">
            <text:p>"lumad",</text:p>
          </table:table-cell>
        </table:table-row>
        <table:table-row table:style-name="ro1">
          <table:table-cell/>
          <table:table-cell office:value-type="string" calcext:value-type="string">
            <text:p>ipr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9];[.F89];[.B89];[.F89];[.G89])" office:value-type="string" office:string-value="&quot;ipra&quot;," calcext:value-type="string">
            <text:p>"ipra",</text:p>
          </table:table-cell>
          <table:table-cell table:number-columns-repeated="7"/>
          <table:table-cell table:style-name="ce4" table:formula="of:=[.H89]" office:value-type="string" office:string-value="&quot;ipra&quot;," calcext:value-type="string">
            <text:p>"ipra",</text:p>
          </table:table-cell>
        </table:table-row>
        <table:table-row table:style-name="ro1">
          <table:table-cell/>
          <table:table-cell office:value-type="string" calcext:value-type="string">
            <text:p>indigenou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0];[.F90];[.B90];[.F90];[.G90])" office:value-type="string" office:string-value="&quot;indigenous&quot;," calcext:value-type="string">
            <text:p>"indigenous",</text:p>
          </table:table-cell>
          <table:table-cell table:number-columns-repeated="7"/>
          <table:table-cell table:style-name="ce4" table:formula="of:=[.H90]" office:value-type="string" office:string-value="&quot;indigenous&quot;," calcext:value-type="string">
            <text:p>"indigenous",</text:p>
          </table:table-cell>
        </table:table-row>
        <table:table-row table:style-name="ro1">
          <table:table-cell/>
          <table:table-cell office:value-type="string" calcext:value-type="string">
            <text:p>kankanae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1];[.F91];[.B91];[.F91];[.G91])" office:value-type="string" office:string-value="&quot;kankanaey&quot;," calcext:value-type="string">
            <text:p>"kankanaey",</text:p>
          </table:table-cell>
          <table:table-cell table:number-columns-repeated="7"/>
          <table:table-cell table:style-name="ce4" table:formula="of:=[.H91]" office:value-type="string" office:string-value="&quot;kankanaey&quot;," calcext:value-type="string">
            <text:p>"kankanaey",</text:p>
          </table:table-cell>
        </table:table-row>
        <table:table-row table:style-name="ro1">
          <table:table-cell/>
          <table:table-cell office:value-type="string" calcext:value-type="string">
            <text:p>palawa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2];[.F92];[.B92];[.F92];[.G92])" office:value-type="string" office:string-value="&quot;palawano&quot;," calcext:value-type="string">
            <text:p>"palawano",</text:p>
          </table:table-cell>
          <table:table-cell table:number-columns-repeated="7"/>
          <table:table-cell table:style-name="ce4" table:formula="of:=[.H92]" office:value-type="string" office:string-value="&quot;palawano&quot;," calcext:value-type="string">
            <text:p>"palawano",</text:p>
          </table:table-cell>
        </table:table-row>
        <table:table-row table:style-name="ro1">
          <table:table-cell/>
          <table:table-cell office:value-type="string" calcext:value-type="string">
            <text:p>agutay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3];[.F93];[.B93];[.F93];[.G93])" office:value-type="string" office:string-value="&quot;agutaya&quot;," calcext:value-type="string">
            <text:p>"agutaya",</text:p>
          </table:table-cell>
          <table:table-cell table:number-columns-repeated="7"/>
          <table:table-cell table:style-name="ce4" table:formula="of:=[.H93]" office:value-type="string" office:string-value="&quot;agutaya&quot;," calcext:value-type="string">
            <text:p>"agutaya",</text:p>
          </table:table-cell>
        </table:table-row>
        <table:table-row table:style-name="ro1">
          <table:table-cell/>
          <table:table-cell office:value-type="string" calcext:value-type="string">
            <text:p>malaybala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4];[.F94];[.B94];[.F94];[.G94])" office:value-type="string" office:string-value="&quot;malaybalay&quot;," calcext:value-type="string">
            <text:p>"malaybalay",</text:p>
          </table:table-cell>
          <table:table-cell table:number-columns-repeated="7"/>
          <table:table-cell table:style-name="ce4" table:formula="of:=[.H94]" office:value-type="string" office:string-value="&quot;malaybalay&quot;," calcext:value-type="string">
            <text:p>"malaybalay",</text:p>
          </table:table-cell>
        </table:table-row>
        <table:table-row table:style-name="ro1">
          <table:table-cell/>
          <table:table-cell office:value-type="string" calcext:value-type="string">
            <text:p>bukidn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5];[.F95];[.B95];[.F95];[.G95])" office:value-type="string" office:string-value="&quot;bukidnon&quot;," calcext:value-type="string">
            <text:p>"bukidnon",</text:p>
          </table:table-cell>
          <table:table-cell table:number-columns-repeated="7"/>
          <table:table-cell table:style-name="ce4" table:formula="of:=[.H95]" office:value-type="string" office:string-value="&quot;bukidnon&quot;," calcext:value-type="string">
            <text:p>"bukidnon",</text:p>
          </table:table-cell>
        </table:table-row>
        <table:table-row table:style-name="ro1">
          <table:table-cell/>
          <table:table-cell office:value-type="string" calcext:value-type="string">
            <text:p>higaun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6];[.F96];[.B96];[.F96];[.G96])" office:value-type="string" office:string-value="&quot;higaunon&quot;," calcext:value-type="string">
            <text:p>"higaunon",</text:p>
          </table:table-cell>
          <table:table-cell table:number-columns-repeated="7"/>
          <table:table-cell table:style-name="ce4" table:formula="of:=[.H96]" office:value-type="string" office:string-value="&quot;higaunon&quot;," calcext:value-type="string">
            <text:p>"higaunon",</text:p>
          </table:table-cell>
        </table:table-row>
        <table:table-row table:style-name="ro1">
          <table:table-cell/>
          <table:table-cell office:value-type="string" calcext:value-type="string">
            <text:p>dav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97];[.F97];[.B97];[.F97];[.G97])" office:value-type="string" office:string-value="&quot;davao&quot;]" calcext:value-type="string">
            <text:p>"davao"]</text:p>
          </table:table-cell>
          <table:table-cell table:number-columns-repeated="7"/>
          <table:table-cell table:style-name="ce4" table:formula="of:=[.H97]" office:value-type="string" office:string-value="&quot;davao&quot;]" calcext:value-type="string">
            <text:p>"davao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cr_taglist</text:p>
          </table:table-cell>
          <table:table-cell office:value-type="string" calcext:value-type="string">
            <text:p>rizal provi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0];[.F100];[.B100];[.F100];[.G100])" office:value-type="string" office:string-value="[&quot;rizal province&quot;," calcext:value-type="string">
            <text:p>["rizal province",</text:p>
          </table:table-cell>
          <table:table-cell table:number-columns-repeated="4"/>
          <table:table-cell table:formula="of:=[.A100]" office:value-type="string" office:string-value="ncr_taglist" calcext:value-type="string">
            <text:p>ncr_taglist</text:p>
          </table:table-cell>
          <table:table-cell office:value-type="string" calcext:value-type="string">
            <text:p>=</text:p>
          </table:table-cell>
          <table:table-cell table:style-name="ce4" table:formula="of:=[.H100]" office:value-type="string" office:string-value="[&quot;rizal province&quot;," calcext:value-type="string">
            <text:p>["rizal province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antipol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1];[.F101];[.B101];[.F101];[.G101])" office:value-type="string" office:string-value="&quot;antipolo&quot;," calcext:value-type="string">
            <text:p>"antipolo",</text:p>
          </table:table-cell>
          <table:table-cell table:number-columns-repeated="6"/>
          <table:table-cell table:style-name="ce4"/>
          <table:table-cell table:style-name="ce4" table:formula="of:=[.H101]" office:value-type="string" office:string-value="&quot;antipolo&quot;," calcext:value-type="string">
            <text:p>"antipolo",</text:p>
          </table:table-cell>
        </table:table-row>
        <table:table-row table:style-name="ro1">
          <table:table-cell/>
          <table:table-cell office:value-type="string" calcext:value-type="string">
            <text:p>mandaluyo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2];[.F102];[.B102];[.F102];[.G102])" office:value-type="string" office:string-value="&quot;mandaluyong&quot;," calcext:value-type="string">
            <text:p>"mandaluyong",</text:p>
          </table:table-cell>
          <table:table-cell table:number-columns-repeated="7"/>
          <table:table-cell table:style-name="ce4" table:formula="of:=[.H102]" office:value-type="string" office:string-value="&quot;mandaluyong&quot;," calcext:value-type="string">
            <text:p>"mandaluyong",</text:p>
          </table:table-cell>
        </table:table-row>
        <table:table-row table:style-name="ro1">
          <table:table-cell/>
          <table:table-cell office:value-type="string" calcext:value-type="string">
            <text:p>caint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3];[.F103];[.B103];[.F103];[.G103])" office:value-type="string" office:string-value="&quot;cainta&quot;," calcext:value-type="string">
            <text:p>"cainta",</text:p>
          </table:table-cell>
          <table:table-cell table:number-columns-repeated="7"/>
          <table:table-cell table:style-name="ce4" table:formula="of:=[.H103]" office:value-type="string" office:string-value="&quot;cainta&quot;," calcext:value-type="string">
            <text:p>"cainta",</text:p>
          </table:table-cell>
        </table:table-row>
        <table:table-row table:style-name="ro1">
          <table:table-cell/>
          <table:table-cell office:value-type="string" calcext:value-type="string">
            <text:p>ed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4];[.F104];[.B104];[.F104];[.G104])" office:value-type="string" office:string-value="&quot;edsa&quot;," calcext:value-type="string">
            <text:p>"edsa",</text:p>
          </table:table-cell>
          <table:table-cell table:number-columns-repeated="7"/>
          <table:table-cell table:style-name="ce4" table:formula="of:=[.H104]" office:value-type="string" office:string-value="&quot;edsa&quot;," calcext:value-type="string">
            <text:p>"edsa",</text:p>
          </table:table-cell>
        </table:table-row>
        <table:table-row table:style-name="ro1">
          <table:table-cell/>
          <table:table-cell office:value-type="string" calcext:value-type="string">
            <text:p>tagui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5];[.F105];[.B105];[.F105];[.G105])" office:value-type="string" office:string-value="&quot;taguig&quot;," calcext:value-type="string">
            <text:p>"taguig",</text:p>
          </table:table-cell>
          <table:table-cell table:number-columns-repeated="7"/>
          <table:table-cell table:style-name="ce4" table:formula="of:=[.H105]" office:value-type="string" office:string-value="&quot;taguig&quot;," calcext:value-type="string">
            <text:p>"taguig",</text:p>
          </table:table-cell>
        </table:table-row>
        <table:table-row table:style-name="ro1">
          <table:table-cell/>
          <table:table-cell office:value-type="string" calcext:value-type="string">
            <text:p>quezon cit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06];[.F106];[.B106];[.F106];[.G106])" office:value-type="string" office:string-value="&quot;quezon city&quot;]" calcext:value-type="string">
            <text:p>"quezon city"]</text:p>
          </table:table-cell>
          <table:table-cell table:number-columns-repeated="7"/>
          <table:table-cell table:style-name="ce4" table:formula="of:=[.H106]" office:value-type="string" office:string-value="&quot;quezon city&quot;]" calcext:value-type="string">
            <text:p>"quezon city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rgroup_taglist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9];[.F109];[.B109];[.F109];[.G109])" office:value-type="string" office:string-value="[&quot;catholic&quot;," calcext:value-type="string">
            <text:p>["catholic",</text:p>
          </table:table-cell>
          <table:table-cell table:number-columns-repeated="4"/>
          <table:table-cell table:formula="of:=[.A109]" office:value-type="string" office:string-value="chrgroup_taglist" calcext:value-type="string">
            <text:p>chrgroup_taglist</text:p>
          </table:table-cell>
          <table:table-cell office:value-type="string" calcext:value-type="string">
            <text:p>=</text:p>
          </table:table-cell>
          <table:table-cell table:style-name="ce4" table:formula="of:=[.H109]" office:value-type="string" office:string-value="[&quot;catholic&quot;," calcext:value-type="string">
            <text:p>["catholic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catholic bishop’s conference of the philippin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0];[.F110];[.B110];[.F110];[.G110])" office:value-type="string" office:string-value="&quot;catholic bishop’s conference of the philippines&quot;," calcext:value-type="string">
            <text:p>"catholic bishop’s conference of the philippines",</text:p>
          </table:table-cell>
          <table:table-cell table:number-columns-repeated="6"/>
          <table:table-cell table:style-name="ce4"/>
          <table:table-cell table:style-name="ce4" table:formula="of:=[.H110]" office:value-type="string" office:string-value="&quot;catholic bishop’s conference of the philippines&quot;," calcext:value-type="string">
            <text:p>"catholic bishop’s conference of the philippines",</text:p>
          </table:table-cell>
        </table:table-row>
        <table:table-row table:style-name="ro1">
          <table:table-cell/>
          <table:table-cell office:value-type="string" calcext:value-type="string">
            <text:p>catholic bishops conference of the philippin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1];[.F111];[.B111];[.F111];[.G111])" office:value-type="string" office:string-value="&quot;catholic bishops conference of the philippines&quot;," calcext:value-type="string">
            <text:p>"catholic bishops conference of the philippines",</text:p>
          </table:table-cell>
          <table:table-cell table:number-columns-repeated="7"/>
          <table:table-cell table:style-name="ce4" table:formula="of:=[.H111]" office:value-type="string" office:string-value="&quot;catholic bishops conference of the philippines&quot;," calcext:value-type="string">
            <text:p>"catholic bishops conference of the philippines",</text:p>
          </table:table-cell>
        </table:table-row>
        <table:table-row table:style-name="ro1">
          <table:table-cell/>
          <table:table-cell office:value-type="string" calcext:value-type="string">
            <text:p>cbc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2];[.F112];[.B112];[.F112];[.G112])" office:value-type="string" office:string-value="&quot;cbcp&quot;," calcext:value-type="string">
            <text:p>"cbcp",</text:p>
          </table:table-cell>
          <table:table-cell table:number-columns-repeated="7"/>
          <table:table-cell table:style-name="ce4" table:formula="of:=[.H112]" office:value-type="string" office:string-value="&quot;cbcp&quot;," calcext:value-type="string">
            <text:p>"cbcp",</text:p>
          </table:table-cell>
        </table:table-row>
        <table:table-row table:style-name="ro1">
          <table:table-cell/>
          <table:table-cell office:value-type="string" calcext:value-type="string">
            <text:p>iglesia ni cris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3];[.F113];[.B113];[.F113];[.G113])" office:value-type="string" office:string-value="&quot;iglesia ni cristo&quot;," calcext:value-type="string">
            <text:p>"iglesia ni cristo",</text:p>
          </table:table-cell>
          <table:table-cell table:number-columns-repeated="7"/>
          <table:table-cell table:style-name="ce4" table:formula="of:=[.H113]" office:value-type="string" office:string-value="&quot;iglesia ni cristo&quot;," calcext:value-type="string">
            <text:p>"iglesia ni cristo",</text:p>
          </table:table-cell>
        </table:table-row>
        <table:table-row table:style-name="ro1">
          <table:table-cell/>
          <table:table-cell office:value-type="string" calcext:value-type="string">
            <text:p>quibolo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4];[.F114];[.B114];[.F114];[.G114])" office:value-type="string" office:string-value="&quot;quiboloy&quot;," calcext:value-type="string">
            <text:p>"quiboloy",</text:p>
          </table:table-cell>
          <table:table-cell table:number-columns-repeated="7"/>
          <table:table-cell table:style-name="ce4" table:formula="of:=[.H114]" office:value-type="string" office:string-value="&quot;quiboloy&quot;," calcext:value-type="string">
            <text:p>"quiboloy",</text:p>
          </table:table-cell>
        </table:table-row>
        <table:table-row table:style-name="ro1">
          <table:table-cell/>
          <table:table-cell office:value-type="string" calcext:value-type="string">
            <text:p>quibulo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15];[.F115];[.B115];[.F115];[.G115])" office:value-type="string" office:string-value="&quot;quibuloy&quot;]" calcext:value-type="string">
            <text:p>"quibuloy"]</text:p>
          </table:table-cell>
          <table:table-cell table:number-columns-repeated="7"/>
          <table:table-cell table:style-name="ce4" table:formula="of:=[.H115]" office:value-type="string" office:string-value="&quot;quibuloy&quot;]" calcext:value-type="string">
            <text:p>"quibuloy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moro_taglist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8];[.F118];[.B118];[.F118];[.G118])" office:value-type="string" office:string-value="[&quot;moro&quot;," calcext:value-type="string">
            <text:p>["moro",</text:p>
          </table:table-cell>
          <table:table-cell table:number-columns-repeated="4"/>
          <table:table-cell table:formula="of:=[.A118]" office:value-type="string" office:string-value="moro_taglist" calcext:value-type="string">
            <text:p>moro_taglist</text:p>
          </table:table-cell>
          <table:table-cell office:value-type="string" calcext:value-type="string">
            <text:p>=</text:p>
          </table:table-cell>
          <table:table-cell table:style-name="ce4" table:formula="of:=[.H118]" office:value-type="string" office:string-value="[&quot;moro&quot;," calcext:value-type="string">
            <text:p>["moro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bangsamor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9];[.F119];[.B119];[.F119];[.G119])" office:value-type="string" office:string-value="&quot;bangsamoro&quot;," calcext:value-type="string">
            <text:p>"bangsamoro",</text:p>
          </table:table-cell>
          <table:table-cell table:number-columns-repeated="6"/>
          <table:table-cell table:style-name="ce4"/>
          <table:table-cell table:style-name="ce4" table:formula="of:=[.H119]" office:value-type="string" office:string-value="&quot;bangsamoro&quot;," calcext:value-type="string">
            <text:p>"bangsamoro",</text:p>
          </table:table-cell>
        </table:table-row>
        <table:table-row table:style-name="ro1">
          <table:table-cell/>
          <table:table-cell office:value-type="string" calcext:value-type="string">
            <text:p>barm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0];[.F120];[.B120];[.F120];[.G120])" office:value-type="string" office:string-value="&quot;barmm&quot;," calcext:value-type="string">
            <text:p>"barmm",</text:p>
          </table:table-cell>
          <table:table-cell table:number-columns-repeated="7"/>
          <table:table-cell table:style-name="ce4" table:formula="of:=[.H120]" office:value-type="string" office:string-value="&quot;barmm&quot;," calcext:value-type="string">
            <text:p>"barmm",</text:p>
          </table:table-cell>
        </table:table-row>
        <table:table-row table:style-name="ro1">
          <table:table-cell/>
          <table:table-cell office:value-type="string" calcext:value-type="string">
            <text:p>sultan kudara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1];[.F121];[.B121];[.F121];[.G121])" office:value-type="string" office:string-value="&quot;sultan kudarat&quot;," calcext:value-type="string">
            <text:p>"sultan kudarat",</text:p>
          </table:table-cell>
          <table:table-cell table:number-columns-repeated="7"/>
          <table:table-cell table:style-name="ce4" table:formula="of:=[.H121]" office:value-type="string" office:string-value="&quot;sultan kudarat&quot;," calcext:value-type="string">
            <text:p>"sultan kudarat",</text:p>
          </table:table-cell>
        </table:table-row>
        <table:table-row table:style-name="ro1">
          <table:table-cell/>
          <table:table-cell office:value-type="string" calcext:value-type="string">
            <text:p>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2];[.F122];[.B122];[.F122];[.G122])" office:value-type="string" office:string-value="&quot;sulu&quot;," calcext:value-type="string">
            <text:p>"sulu",</text:p>
          </table:table-cell>
          <table:table-cell table:number-columns-repeated="7"/>
          <table:table-cell table:style-name="ce4" table:formula="of:=[.H122]" office:value-type="string" office:string-value="&quot;sulu&quot;," calcext:value-type="string">
            <text:p>"sulu",</text:p>
          </table:table-cell>
        </table:table-row>
        <table:table-row table:style-name="ro1">
          <table:table-cell/>
          <table:table-cell office:value-type="string" calcext:value-type="string">
            <text:p>basila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3];[.F123];[.B123];[.F123];[.G123])" office:value-type="string" office:string-value="&quot;basilan&quot;," calcext:value-type="string">
            <text:p>"basilan",</text:p>
          </table:table-cell>
          <table:table-cell table:number-columns-repeated="7"/>
          <table:table-cell table:style-name="ce4" table:formula="of:=[.H123]" office:value-type="string" office:string-value="&quot;basilan&quot;," calcext:value-type="string">
            <text:p>"basilan",</text:p>
          </table:table-cell>
        </table:table-row>
        <table:table-row table:style-name="ro1">
          <table:table-cell/>
          <table:table-cell office:value-type="string" calcext:value-type="string">
            <text:p>jol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4];[.F124];[.B124];[.F124];[.G124])" office:value-type="string" office:string-value="&quot;jolo&quot;," calcext:value-type="string">
            <text:p>"jolo",</text:p>
          </table:table-cell>
          <table:table-cell table:number-columns-repeated="7"/>
          <table:table-cell table:style-name="ce4" table:formula="of:=[.H124]" office:value-type="string" office:string-value="&quot;jolo&quot;," calcext:value-type="string">
            <text:p>"jolo",</text:p>
          </table:table-cell>
        </table:table-row>
        <table:table-row table:style-name="ro1">
          <table:table-cell/>
          <table:table-cell office:value-type="string" calcext:value-type="string">
            <text:p>maran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5];[.F125];[.B125];[.F125];[.G125])" office:value-type="string" office:string-value="&quot;maranao&quot;," calcext:value-type="string">
            <text:p>"maranao",</text:p>
          </table:table-cell>
          <table:table-cell table:number-columns-repeated="7"/>
          <table:table-cell table:style-name="ce4" table:formula="of:=[.H125]" office:value-type="string" office:string-value="&quot;maranao&quot;," calcext:value-type="string">
            <text:p>"maranao",</text:p>
          </table:table-cell>
        </table:table-row>
        <table:table-row table:style-name="ro1">
          <table:table-cell/>
          <table:table-cell office:value-type="string" calcext:value-type="string">
            <text:p>meranaw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6];[.F126];[.B126];[.F126];[.G126])" office:value-type="string" office:string-value="&quot;meranaw&quot;," calcext:value-type="string">
            <text:p>"meranaw",</text:p>
          </table:table-cell>
          <table:table-cell table:number-columns-repeated="7"/>
          <table:table-cell table:style-name="ce4" table:formula="of:=[.H126]" office:value-type="string" office:string-value="&quot;meranaw&quot;," calcext:value-type="string">
            <text:p>"meranaw",</text:p>
          </table:table-cell>
        </table:table-row>
        <table:table-row table:style-name="ro1">
          <table:table-cell/>
          <table:table-cell office:value-type="string" calcext:value-type="string">
            <text:p>tausu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7];[.F127];[.B127];[.F127];[.G127])" office:value-type="string" office:string-value="&quot;tausug&quot;," calcext:value-type="string">
            <text:p>"tausug",</text:p>
          </table:table-cell>
          <table:table-cell table:number-columns-repeated="7"/>
          <table:table-cell table:style-name="ce4" table:formula="of:=[.H127]" office:value-type="string" office:string-value="&quot;tausug&quot;," calcext:value-type="string">
            <text:p>"tausug",</text:p>
          </table:table-cell>
        </table:table-row>
        <table:table-row table:style-name="ro1">
          <table:table-cell/>
          <table:table-cell office:value-type="string" calcext:value-type="string">
            <text:p>maguindan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8];[.F128];[.B128];[.F128];[.G128])" office:value-type="string" office:string-value="&quot;maguindanao&quot;," calcext:value-type="string">
            <text:p>"maguindanao",</text:p>
          </table:table-cell>
          <table:table-cell table:number-columns-repeated="7"/>
          <table:table-cell table:style-name="ce4" table:formula="of:=[.H128]" office:value-type="string" office:string-value="&quot;maguindanao&quot;," calcext:value-type="string">
            <text:p>"maguindanao",</text:p>
          </table:table-cell>
        </table:table-row>
        <table:table-row table:style-name="ro1">
          <table:table-cell/>
          <table:table-cell office:value-type="string" calcext:value-type="string">
            <text:p>cotoba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9];[.F129];[.B129];[.F129];[.G129])" office:value-type="string" office:string-value="&quot;cotobato&quot;," calcext:value-type="string">
            <text:p>"cotobato",</text:p>
          </table:table-cell>
          <table:table-cell table:number-columns-repeated="7"/>
          <table:table-cell table:style-name="ce4" table:formula="of:=[.H129]" office:value-type="string" office:string-value="&quot;cotobato&quot;," calcext:value-type="string">
            <text:p>"cotobato",</text:p>
          </table:table-cell>
        </table:table-row>
        <table:table-row table:style-name="ro1">
          <table:table-cell/>
          <table:table-cell office:value-type="string" calcext:value-type="string">
            <text:p>cotaba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0];[.F130];[.B130];[.F130];[.G130])" office:value-type="string" office:string-value="&quot;cotabato&quot;," calcext:value-type="string">
            <text:p>"cotabato",</text:p>
          </table:table-cell>
          <table:table-cell table:number-columns-repeated="7"/>
          <table:table-cell table:style-name="ce4" table:formula="of:=[.H130]" office:value-type="string" office:string-value="&quot;cotabato&quot;," calcext:value-type="string">
            <text:p>"cotabato",</text:p>
          </table:table-cell>
        </table:table-row>
        <table:table-row table:style-name="ro1">
          <table:table-cell/>
          <table:table-cell office:value-type="string" calcext:value-type="string">
            <text:p>saba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1];[.F131];[.B131];[.F131];[.G131])" office:value-type="string" office:string-value="&quot;sabah&quot;," calcext:value-type="string">
            <text:p>"sabah",</text:p>
          </table:table-cell>
          <table:table-cell table:number-columns-repeated="7"/>
          <table:table-cell table:style-name="ce4" table:formula="of:=[.H131]" office:value-type="string" office:string-value="&quot;sabah&quot;," calcext:value-type="string">
            <text:p>"sabah",</text:p>
          </table:table-cell>
        </table:table-row>
        <table:table-row table:style-name="ro1">
          <table:table-cell/>
          <table:table-cell table:style-name="ce1" office:value-type="string" calcext:value-type="string">
            <text:p>sultan of 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2];[.F132];[.B132];[.F132];[.G132])" office:value-type="string" office:string-value="&quot;sultan of sulu&quot;," calcext:value-type="string">
            <text:p>"sultan of sulu",</text:p>
          </table:table-cell>
          <table:table-cell table:number-columns-repeated="7"/>
          <table:table-cell table:style-name="ce4" table:formula="of:=[.H132]" office:value-type="string" office:string-value="&quot;sultan of sulu&quot;," calcext:value-type="string">
            <text:p>"sultan of sulu",</text:p>
          </table:table-cell>
        </table:table-row>
        <table:table-row table:style-name="ro1">
          <table:table-cell/>
          <table:table-cell office:value-type="string" calcext:value-type="string">
            <text:p>sultanate of 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33];[.F133];[.B133];[.F133];[.G133])" office:value-type="string" office:string-value="&quot;sultanate of sulu&quot;]" calcext:value-type="string">
            <text:p>"sultanate of sulu"]</text:p>
          </table:table-cell>
          <table:table-cell table:number-columns-repeated="7"/>
          <table:table-cell table:style-name="ce4" table:formula="of:=[.H133]" office:value-type="string" office:string-value="&quot;sultanate of sulu&quot;]" calcext:value-type="string">
            <text:p>"sultanate of sulu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auth_taglist</text:p>
          </table:table-cell>
          <table:table-cell office:value-type="string" calcext:value-type="string">
            <text:p>duter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6];[.F136];[.B136];[.F136];[.G136])" office:value-type="string" office:string-value="[&quot;duterte&quot;," calcext:value-type="string">
            <text:p>["duterte",</text:p>
          </table:table-cell>
          <table:table-cell table:number-columns-repeated="4"/>
          <table:table-cell table:formula="of:=[.A136]" office:value-type="string" office:string-value="auth_taglist" calcext:value-type="string">
            <text:p>auth_taglist</text:p>
          </table:table-cell>
          <table:table-cell office:value-type="string" calcext:value-type="string">
            <text:p>=</text:p>
          </table:table-cell>
          <table:table-cell table:style-name="ce4" table:formula="of:=[.H136]" office:value-type="string" office:string-value="[&quot;duterte&quot;," calcext:value-type="string">
            <text:p>["duterte",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red-tagg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7];[.F137];[.B137];[.F137];[.G137])" office:value-type="string" office:string-value="&quot;red-tagging&quot;," calcext:value-type="string">
            <text:p>"red-tagging",</text:p>
          </table:table-cell>
          <table:table-cell table:number-columns-repeated="6"/>
          <table:table-cell table:style-name="ce4"/>
          <table:table-cell table:style-name="ce4" table:formula="of:=[.H137]" office:value-type="string" office:string-value="&quot;red-tagging&quot;," calcext:value-type="string">
            <text:p>"red-tagging",</text:p>
          </table:table-cell>
        </table:table-row>
        <table:table-row table:style-name="ro1">
          <table:table-cell/>
          <table:table-cell office:value-type="string" calcext:value-type="string">
            <text:p>anti-terro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8];[.F138];[.B138];[.F138];[.G138])" office:value-type="string" office:string-value="&quot;anti-terror&quot;," calcext:value-type="string">
            <text:p>"anti-terror",</text:p>
          </table:table-cell>
          <table:table-cell table:number-columns-repeated="7"/>
          <table:table-cell table:style-name="ce4" table:formula="of:=[.H138]" office:value-type="string" office:string-value="&quot;anti-terror&quot;," calcext:value-type="string">
            <text:p>"anti-terror",</text:p>
          </table:table-cell>
        </table:table-row>
        <table:table-row table:style-name="ro1">
          <table:table-cell/>
          <table:table-cell office:value-type="string" calcext:value-type="string">
            <text:p>jose calid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9];[.F139];[.B139];[.F139];[.G139])" office:value-type="string" office:string-value="&quot;jose calida&quot;," calcext:value-type="string">
            <text:p>"jose calida",</text:p>
          </table:table-cell>
          <table:table-cell table:number-columns-repeated="7"/>
          <table:table-cell table:style-name="ce4" table:formula="of:=[.H139]" office:value-type="string" office:string-value="&quot;jose calida&quot;," calcext:value-type="string">
            <text:p>"jose calida",</text:p>
          </table:table-cell>
        </table:table-row>
        <table:table-row table:style-name="ro1">
          <table:table-cell/>
          <table:table-cell office:value-type="string" calcext:value-type="string">
            <text:p>solicitor gene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0];[.F140];[.B140];[.F140];[.G140])" office:value-type="string" office:string-value="&quot;solicitor general&quot;," calcext:value-type="string">
            <text:p>"solicitor general",</text:p>
          </table:table-cell>
          <table:table-cell table:number-columns-repeated="7"/>
          <table:table-cell table:style-name="ce4" table:formula="of:=[.H140]" office:value-type="string" office:string-value="&quot;solicitor general&quot;," calcext:value-type="string">
            <text:p>"solicitor general",</text:p>
          </table:table-cell>
        </table:table-row>
        <table:table-row table:style-name="ro1">
          <table:table-cell/>
          <table:table-cell office:value-type="string" calcext:value-type="string">
            <text:p>medialde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1];[.F141];[.B141];[.F141];[.G141])" office:value-type="string" office:string-value="&quot;medialdea&quot;," calcext:value-type="string">
            <text:p>"medialdea",</text:p>
          </table:table-cell>
          <table:table-cell table:number-columns-repeated="7"/>
          <table:table-cell table:style-name="ce4" table:formula="of:=[.H141]" office:value-type="string" office:string-value="&quot;medialdea&quot;," calcext:value-type="string">
            <text:p>"medialdea",</text:p>
          </table:table-cell>
        </table:table-row>
        <table:table-row table:style-name="ro1">
          <table:table-cell/>
          <table:table-cell office:value-type="string" calcext:value-type="string">
            <text:p>bong g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2];[.F142];[.B142];[.F142];[.G142])" office:value-type="string" office:string-value="&quot;bong go&quot;," calcext:value-type="string">
            <text:p>"bong go",</text:p>
          </table:table-cell>
          <table:table-cell table:number-columns-repeated="7"/>
          <table:table-cell table:style-name="ce4" table:formula="of:=[.H142]" office:value-type="string" office:string-value="&quot;bong go&quot;," calcext:value-type="string">
            <text:p>"bong go",</text:p>
          </table:table-cell>
        </table:table-row>
        <table:table-row table:style-name="ro1">
          <table:table-cell/>
          <table:table-cell office:value-type="string" calcext:value-type="string">
            <text:p>bato 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3];[.F143];[.B143];[.F143];[.G143])" office:value-type="string" office:string-value="&quot;bato dela rosa&quot;," calcext:value-type="string">
            <text:p>"bato dela rosa",</text:p>
          </table:table-cell>
          <table:table-cell table:number-columns-repeated="7"/>
          <table:table-cell table:style-name="ce4" table:formula="of:=[.H143]" office:value-type="string" office:string-value="&quot;bato dela rosa&quot;," calcext:value-type="string">
            <text:p>"bato dela rosa",</text:p>
          </table:table-cell>
        </table:table-row>
        <table:table-row table:style-name="ro1">
          <table:table-cell/>
          <table:table-cell office:value-type="string" calcext:value-type="string">
            <text:p>ronald 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4];[.F144];[.B144];[.F144];[.G144])" office:value-type="string" office:string-value="&quot;ronald dela rosa&quot;," calcext:value-type="string">
            <text:p>"ronald dela rosa",</text:p>
          </table:table-cell>
          <table:table-cell table:number-columns-repeated="7"/>
          <table:table-cell table:style-name="ce4" table:formula="of:=[.H144]" office:value-type="string" office:string-value="&quot;ronald dela rosa&quot;," calcext:value-type="string">
            <text:p>"ronald dela rosa",</text:p>
          </table:table-cell>
        </table:table-row>
        <table:table-row table:style-name="ro1">
          <table:table-cell/>
          <table:table-cell office:value-type="string" calcext:value-type="string">
            <text:p>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5];[.F145];[.B145];[.F145];[.G145])" office:value-type="string" office:string-value="&quot;dela rosa&quot;," calcext:value-type="string">
            <text:p>"dela rosa",</text:p>
          </table:table-cell>
          <table:table-cell table:number-columns-repeated="7"/>
          <table:table-cell table:style-name="ce4" table:formula="of:=[.H145]" office:value-type="string" office:string-value="&quot;dela rosa&quot;," calcext:value-type="string">
            <text:p>"dela rosa",</text:p>
          </table:table-cell>
        </table:table-row>
        <table:table-row table:style-name="ro1">
          <table:table-cell/>
          <table:table-cell office:value-type="string" calcext:value-type="string">
            <text:p>de 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46];[.F146];[.B146];[.F146];[.G146])" office:value-type="string" office:string-value="&quot;de la rosa&quot;]" calcext:value-type="string">
            <text:p>"de la rosa"]</text:p>
          </table:table-cell>
          <table:table-cell table:number-columns-repeated="7"/>
          <table:table-cell table:style-name="ce4" table:formula="of:=[.H146]" office:value-type="string" office:string-value="&quot;de la rosa&quot;]" calcext:value-type="string">
            <text:p>"de la rosa"]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taglist = </text:p>
          </table:table-cell>
          <table:table-cell office:value-type="string" calcext:value-type="string">
            <text:p>covid_taglist</text:p>
          </table:table-cell>
          <table:table-cell office:value-type="string" calcext:value-type="string">
            <text:p>auth_taglist</text:p>
          </table:table-cell>
          <table:table-cell office:value-type="string" calcext:value-type="string">
            <text:p>chinathreat_taglist</text:p>
          </table:table-cell>
          <table:table-cell office:value-type="string" calcext:value-type="string">
            <text:p>chrgroup_taglist</text:p>
          </table:table-cell>
          <table:table-cell office:value-type="string" calcext:value-type="string">
            <text:p>econ_taglist</text:p>
          </table:table-cell>
          <table:table-cell office:value-type="string" calcext:value-type="string">
            <text:p>insurgency_taglist</text:p>
          </table:table-cell>
          <table:table-cell office:value-type="string" calcext:value-type="string">
            <text:p>moro_taglist</text:p>
          </table:table-cell>
          <table:table-cell office:value-type="string" calcext:value-type="string">
            <text:p>ncr_taglist</text:p>
          </table:table-cell>
          <table:table-cell office:value-type="string" calcext:value-type="string">
            <text:p>province_taglist</text:p>
          </table:table-cell>
          <table:table-cell office:value-type="string" calcext:value-type="string">
            <text:p>pulitika_tag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glist = </text:p>
          </table:table-cell>
          <table:table-cell table:formula="of:=CONCATENATE([.C151];&quot;+&quot;)" office:value-type="string" office:string-value="covid_taglist+" calcext:value-type="string">
            <text:p>covid_taglist+</text:p>
          </table:table-cell>
          <table:table-cell table:formula="of:=CONCATENATE([.D151];&quot;+&quot;)" office:value-type="string" office:string-value="auth_taglist+" calcext:value-type="string">
            <text:p>auth_taglist+</text:p>
          </table:table-cell>
          <table:table-cell table:formula="of:=CONCATENATE([.E151];&quot;+&quot;)" office:value-type="string" office:string-value="chinathreat_taglist+" calcext:value-type="string">
            <text:p>chinathreat_taglist+</text:p>
          </table:table-cell>
          <table:table-cell table:formula="of:=CONCATENATE([.F151];&quot;+&quot;)" office:value-type="string" office:string-value="chrgroup_taglist+" calcext:value-type="string">
            <text:p>chrgroup_taglist+</text:p>
          </table:table-cell>
          <table:table-cell table:formula="of:=CONCATENATE([.G151];&quot;+&quot;)" office:value-type="string" office:string-value="econ_taglist+" calcext:value-type="string">
            <text:p>econ_taglist+</text:p>
          </table:table-cell>
          <table:table-cell table:style-name="ce2" table:formula="of:=CONCATENATE([.H151];&quot;+&quot;)" office:value-type="string" office:string-value="insurgency_taglist+" calcext:value-type="string">
            <text:p>insurgency_taglist+</text:p>
          </table:table-cell>
          <table:table-cell table:style-name="ce2" table:formula="of:=CONCATENATE([.I151];&quot;+&quot;)" office:value-type="string" office:string-value="moro_taglist+" calcext:value-type="string">
            <text:p>moro_taglist+</text:p>
          </table:table-cell>
          <table:table-cell table:style-name="ce2" table:formula="of:=CONCATENATE([.J151];&quot;+&quot;)" office:value-type="string" office:string-value="ncr_taglist+" calcext:value-type="string">
            <text:p>ncr_taglist+</text:p>
          </table:table-cell>
          <table:table-cell table:style-name="ce2" table:formula="of:=CONCATENATE([.K151];&quot;+&quot;)" office:value-type="string" office:string-value="province_taglist+" calcext:value-type="string">
            <text:p>province_taglist+</text:p>
          </table:table-cell>
          <table:table-cell office:value-type="string" calcext:value-type="string">
            <text:p>pulitika_taglist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vid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auth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chinathreat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chrgroup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econ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insurgency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moro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ncr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rovince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ulitika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 table:number-rows-repeated="124"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104828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sia tags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 table:number-rows-repeated="7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ronavir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coronavirus&quot;," calcext:value-type="string">
            <text:p>["coronavir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vid-1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covid-19&quot;," calcext:value-type="string">
            <text:p>"covid-19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health organis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world health organisation&quot;," calcext:value-type="string">
            <text:p>"world health organis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health organiz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world health organization&quot;," calcext:value-type="string">
            <text:p>"world health organiz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barg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embargo&quot;," calcext:value-type="string">
            <text:p>"embargo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de de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trade deal&quot;," calcext:value-type="string">
            <text:p>"trade deal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iff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tariffs&quot;," calcext:value-type="string">
            <text:p>"tariff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c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election&quot;," calcext:value-type="string">
            <text:p>"elec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s spik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cases spike&quot;," calcext:value-type="string">
            <text:p>"cases spik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schoo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close schools&quot;," calcext:value-type="string">
            <text:p>"close schoo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y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bullying&quot;," calcext:value-type="string">
            <text:p>"bullying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uth china se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south china sea&quot;," calcext:value-type="string">
            <text:p>"south china se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ckd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lockdown&quot;," calcext:value-type="string">
            <text:p>"lockdow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peta&quot;," calcext:value-type="string">
            <text:p>"pet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conut suppl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coconut supply&quot;," calcext:value-type="string">
            <text:p>"coconut suppl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u sayyaf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abu sayyaf&quot;," calcext:value-type="string">
            <text:p>"abu sayyaf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 securit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data security&quot;," calcext:value-type="string">
            <text:p>"data securit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g kong poli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ong kong police&quot;," calcext:value-type="string">
            <text:p>"hong kong polic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g kong protestor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6];[.I26];[.D26];[.I26];[.J26])" office:value-type="string" office:string-value="&quot;hong kong protestors&quot;," calcext:value-type="string">
            <text:p>"hong kong protestor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tional security la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7];[.I27];[.D27];[.I27];[.J27])" office:value-type="string" office:string-value="&quot;national security law&quot;," calcext:value-type="string">
            <text:p>"national security law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desvi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8];[.I28];[.D28];[.I28];[.J28])" office:value-type="string" office:string-value="&quot;remdesvir&quot;," calcext:value-type="string">
            <text:p>"remdesvi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ccine tria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9];[.I29];[.D29];[.I29];[.J29])" office:value-type="string" office:string-value="&quot;vaccine trials&quot;," calcext:value-type="string">
            <text:p>"vaccine tria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ighu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0];[.I30];[.D30];[.I30];[.J30])" office:value-type="string" office:string-value="&quot;uighur&quot;," calcext:value-type="string">
            <text:p>"uighu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egis ashor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1];[.I31];[.D31];[.I31];[.J31])" office:value-type="string" office:string-value="&quot;aegis ashore&quot;," calcext:value-type="string">
            <text:p>"aegis ashor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conomy to shrink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2];[.I32];[.D32];[.I32];[.J32])" office:value-type="string" office:string-value="&quot;economy to shrink&quot;," calcext:value-type="string">
            <text:p>"economy to shrink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clear talk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3];[.I33];[.D33];[.I33];[.J33])" office:value-type="string" office:string-value="&quot;nuclear talks&quot;," calcext:value-type="string">
            <text:p>"nuclear talk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geno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4];[.I34];[.D34];[.I34];[.J34])" office:value-type="string" office:string-value="&quot;indigenous&quot;," calcext:value-type="string">
            <text:p>"indigeno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drop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5];[.I35];[.D35];[.I35];[.J35])" office:value-type="string" office:string-value="&quot;dollar drops&quot;," calcext:value-type="string">
            <text:p>"dollar drop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fa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6];[.I36];[.D36];[.I36];[.J36])" office:value-type="string" office:string-value="&quot;dollar falls&quot;," calcext:value-type="string">
            <text:p>"dollar fal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rise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7];[.I37];[.D37];[.I37];[.J37])" office:value-type="string" office:string-value="&quot;dollar rises&quot;," calcext:value-type="string">
            <text:p>"dollar rise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tle against vir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8];[.I38];[.D38];[.I38];[.J38])" office:value-type="string" office:string-value="&quot;battle against virus&quot;," calcext:value-type="string">
            <text:p>"battle against vir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ss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9];[.I39];[.D39];[.I39];[.J39])" office:value-type="string" office:string-value="&quot;recession&quot;," calcext:value-type="string">
            <text:p>"recess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ice of americ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0];[.I40];[.D40];[.I40];[.J40])" office:value-type="string" office:string-value="&quot;voice of america&quot;," calcext:value-type="string">
            <text:p>"voice of americ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mu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1];[.I41];[.D41];[.I41];[.J41])" office:value-type="string" office:string-value="&quot;lemur&quot;," calcext:value-type="string">
            <text:p>"lemu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ngutan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2];[.I42];[.D42];[.I42];[.J42])" office:value-type="string" office:string-value="&quot;orangutang&quot;," calcext:value-type="string">
            <text:p>"orangutang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phan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3];[.I43];[.D43];[.I43];[.J43])" office:value-type="string" office:string-value="&quot;elephant&quot;," calcext:value-type="string">
            <text:p>"elephant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ngol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4];[.I44];[.D44];[.I44];[.J44])" office:value-type="string" office:string-value="&quot;pangolin&quot;," calcext:value-type="string">
            <text:p>"pangoli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sherme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5];[.I45];[.D45];[.I45];[.J45])" office:value-type="string" office:string-value="&quot;fishermen&quot;," calcext:value-type="string">
            <text:p>"fisherme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sonar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6];[.I46];[.D46];[.I46];[.J46])" office:value-type="string" office:string-value="&quot;bolsonaro&quot;," calcext:value-type="string">
            <text:p>"bolsonaro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l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7];[.I47];[.D47];[.I47];[.J47])" office:value-type="string" office:string-value="&quot;inflation&quot;," calcext:value-type="string">
            <text:p>"infl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rigin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8];[.I48];[.D48];[.I48];[.J48])" office:value-type="string" office:string-value="&quot;aboriginal&quot;," calcext:value-type="string">
            <text:p>"aboriginal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pan earthquak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9];[.I49];[.D49];[.I49];[.J49])" office:value-type="string" office:string-value="&quot;japan earthquake&quot;," calcext:value-type="string">
            <text:p>"japan earthquak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oding in chin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0];[.I50];[.D50];[.I50];[.J50])" office:value-type="string" office:string-value="&quot;flooding in china&quot;," calcext:value-type="string">
            <text:p>"flooding in chin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od in chin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1];[.I51];[.D51];[.I51];[.J51])" office:value-type="string" office:string-value="&quot;flood in china&quot;," calcext:value-type="string">
            <text:p>"flood in chin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quake in jap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2];[.I52];[.D52];[.I52];[.J52])" office:value-type="string" office:string-value="&quot;earthquake in japan&quot;," calcext:value-type="string">
            <text:p>"earthquake in japa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ypho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3];[.I53];[.D53];[.I53];[.J53])" office:value-type="string" office:string-value="&quot;typhoon&quot;," calcext:value-type="string">
            <text:p>"typho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gia sophi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4];[.I54];[.D54];[.I54];[.J54])" office:value-type="string" office:string-value="&quot;hagia sophia&quot;," calcext:value-type="string">
            <text:p>"hagia sophi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5];[.I55];[.D55];[.I55];[.J55])" office:value-type="string" office:string-value="&quot;turkey&quot;," calcext:value-type="string">
            <text:p>"turke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do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56];[.I56];[.D56];[.I56];[.J56])" office:value-type="string" office:string-value="&quot;erdogan&quot;]" calcext:value-type="string">
            <text:p>"erdogan"]</text:p>
          </table:table-cell>
        </table:table-row>
      </table:table>
      <table:table table:name="sources philippines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hilippines: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://davaotoday.com/main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http://davaotoday.com/main/&quot;," calcext:value-type="string">
            <text:p>["http://davaotoday.com/main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eaglenews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https://www.eaglenews.ph/&quot;," calcext:value-type="string">
            <text:p>"https://www.eaglenews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gmanetwork.com/news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https://www.gmanetwork.com/news/&quot;," calcext:value-type="string">
            <text:p>"https://www.gmanetwork.com/news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inquirer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https://www.inquirer.net/&quot;," calcext:value-type="string">
            <text:p>"https://www.inquirer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interaksyo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https://www.interaksyon.com/&quot;," calcext:value-type="string">
            <text:p>"https://www.interaksyon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ia.gov.ph/new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https://pia.gov.ph/news&quot;," calcext:value-type="string">
            <text:p>"https://pia.gov.ph/new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edgedavao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https://edgedavao.net/&quot;," calcext:value-type="string">
            <text:p>"https://edgedavao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enate.gov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http://www.senate.gov.ph/&quot;," calcext:value-type="string">
            <text:p>"http://www.senate.gov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olitics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https://politics.com.ph/&quot;," calcext:value-type="string">
            <text:p>"https://politics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minda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https://www.mindanews.com/&quot;," calcext:value-type="string">
            <text:p>"https://www.minda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alawan-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https://palawan-news.com/&quot;," calcext:value-type="string">
            <text:p>"https://palawan-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hilnews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https://philnews.ph/&quot;," calcext:value-type="string">
            <text:p>"https://philnews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philstar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https://www.philstar.com/&quot;," calcext:value-type="string">
            <text:p>"https://www.philstar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manilatimes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https://www.manilatimes.net/&quot;," calcext:value-type="string">
            <text:p>"https://www.manilatimes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mb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https://mb.com.ph/&quot;," calcext:value-type="string">
            <text:p>"https://mb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rappler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https://www.rappler.com/&quot;," calcext:value-type="string">
            <text:p>"https://www.rappler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retiredanalyst.blogspo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http://retiredanalyst.blogspot.com/&quot;," calcext:value-type="string">
            <text:p>"http://retiredanalyst.blogspo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tempo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ttp://tempo.com.ph/&quot;," calcext:value-type="string">
            <text:p>"http://tempo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news.abs-cb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26];[.I26];[.D26];[.I26];[.J26])" office:value-type="string" office:string-value="&quot;https://news.abs-cbn.com/&quot;]" calcext:value-type="string">
            <text:p>"https://news.abs-cbn.com/"]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urces asia world_2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ia and worl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www.abc.net.au/news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https://www.abc.net.au/news/&quot;," calcext:value-type="string">
            <text:p>["https://www.abc.net.au/news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aseantoday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https://www.aseantoday.com/&quot;," calcext:value-type="string">
            <text:p>"https://www.aseantoday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bc.com/new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https://www.bbc.com/news&quot;," calcext:value-type="string">
            <text:p>"https://www.bbc.com/new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asiasentinel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https://www.asiasentinel.com/&quot;," calcext:value-type="string">
            <text:p>"https://www.asiasentinel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angkok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https://www.bangkokpost.com/&quot;," calcext:value-type="string">
            <text:p>"https://www.bangkok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enarnews.org/englis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https://www.benarnews.org/english/&quot;," calcext:value-type="string">
            <text:p>"https://www.benarnews.org/englis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theborneo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https://www.theborneopost.com/&quot;," calcext:value-type="string">
            <text:p>"https://www.theborneo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japantimes.co.jp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https://www.japantimes.co.jp/&quot;," calcext:value-type="string">
            <text:p>"https://www.japantimes.co.jp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ationthailand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https://www.nationthailand.com/&quot;," calcext:value-type="string">
            <text:p>"https://www.nationthailand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zherald.co.nz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https://www.nzherald.co.nz/&quot;," calcext:value-type="string">
            <text:p>"https://www.nzherald.co.nz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rfa.org/englis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https://www.rfa.org/english/&quot;," calcext:value-type="string">
            <text:p>"https://www.rfa.org/englis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thejakarta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https://www.thejakartapost.com/&quot;," calcext:value-type="string">
            <text:p>"https://www.thejakarta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traitstimes.com/asia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http://www.straitstimes.com/asia/&quot;," calcext:value-type="string">
            <text:p>"http://www.straitstimes.com/asia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traitstimes.com/asia/east-asia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http://www.straitstimes.com/asia/east-asia/&quot;," calcext:value-type="string">
            <text:p>"http://www.straitstimes.com/asia/east-asia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scmp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https://www.scmp.com/&quot;," calcext:value-type="string">
            <text:p>"https://www.scmp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globaltimes.cn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https://www.globaltimes.cn/&quot;," calcext:value-type="string">
            <text:p>"https://www.globaltimes.cn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ytime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https://www.nytimes.com/&quot;," calcext:value-type="string">
            <text:p>"https://www.nytime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fox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ttps://www.foxnews.com/&quot;," calcext:value-type="string">
            <text:p>"https://www.fox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cn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26];[.I26];[.D26];[.I26];[.J26])" office:value-type="string" office:string-value="&quot;https://www.cnn.com/&quot;]" calcext:value-type="string">
            <text:p>"https://www.cnn.com/"]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filipino tags'.C158:'filipino tags'.C29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0T12:06:15.148267994</meta:creation-date>
    <dc:date>2020-07-10T20:57:51.918398377</dc:date>
    <meta:editing-duration>PT3H59M4S</meta:editing-duration>
    <meta:editing-cycles>11</meta:editing-cycles>
    <meta:generator>LibreOffice/6.4.4.2$Linux_X86_64 LibreOffice_project/40$Build-2</meta:generator>
    <meta:document-statistic meta:table-count="4" meta:cell-count="1501" meta:object-count="0"/>
  </office:meta>
</office:document-meta>
</file>